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3D1CDA62898BD546.png" manifest:media-type="image/png"/>
  <manifest:file-entry manifest:full-path="Pictures/100000010000078100000028E436304F61E7963C.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5"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8"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9"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60"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1"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2"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3"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4"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5"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6"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7"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8"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9"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70"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1"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2"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3"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4"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5"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6"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7"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8"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9" style:family="graphic" style:parent-style-name="standard" style:list-style-name="L1">
      <style:graphic-properties draw:stroke="none" draw:fill="none" draw:textarea-vertical-align="middle" draw:auto-grow-height="true" fo:min-height="1.207cm"/>
      <style:paragraph-properties style:writing-mode="lr-tb"/>
    </style:style>
    <style:style style:name="gr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1" style:family="graphic" style:parent-style-name="standard">
      <style:graphic-properties draw:stroke="none" draw:fill="bitmap" draw:fill-image-name="Bitmap_20_9" style:repeat="stretch" draw:textarea-horizontal-align="center"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4"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5" style:family="graphic" style:parent-style-name="standard">
      <style:graphic-properties draw:stroke="none" draw:fill="bitmap" draw:fill-image-name="Bitmap_20_10" style:repeat="stretch" draw:textarea-horizontal-align="center" draw:textarea-vertical-align="middle"/>
    </style:style>
    <style:style style:name="gr8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7"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5"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6"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8"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9"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5"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6"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7"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8"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9"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10"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1"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2"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3"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4"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5"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6"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8"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20"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1"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2"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3"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4"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7"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8"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9"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30"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1"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2"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3"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4"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5"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6"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7"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Sample_20_Article-title">
      <style:graphic-properties fo:min-height="4.137cm"/>
      <style:paragraph-properties style:writing-mode="lr-tb"/>
    </style:style>
    <style:style style:name="pr17" style:family="presentation" style:parent-style-name="Sample_20_Article-title">
      <style:graphic-properties draw:auto-grow-height="true" fo:min-height="1.8cm"/>
      <style:paragraph-properties style:writing-mode="lr-tb"/>
    </style:style>
    <style:style style:name="pr18" style:family="presentation" style:parent-style-name="Sample_20_Article-notes">
      <style:graphic-properties draw:fill-color="#ffffff" draw:auto-grow-height="true" fo:min-height="13.364cm"/>
      <style:paragraph-properties style:writing-mode="lr-tb"/>
    </style:style>
    <style:style style:name="pr19" style:family="presentation" style:parent-style-name="Content_20_-title">
      <style:graphic-properties fo:min-height="3.457cm"/>
      <style:paragraph-properties style:writing-mode="lr-tb"/>
    </style:style>
    <style:style style:name="pr20" style:family="presentation" style:parent-style-name="Content_20_-notes">
      <style:graphic-properties draw:fill-color="#ffffff" draw:auto-grow-height="true" fo:min-height="13.364cm"/>
      <style:paragraph-properties style:writing-mode="lr-tb"/>
    </style:style>
    <style:style style:name="pr21" style:family="presentation" style:parent-style-name="Content_20_-title">
      <style:graphic-properties draw:auto-grow-height="true" fo:min-height="1.813cm"/>
      <style:paragraph-properties style:writing-mode="lr-tb"/>
    </style:style>
    <style:style style:name="pr22" style:family="presentation" style:parent-style-name="Content_20_-notes">
      <style:graphic-properties draw:fill-color="#ffffff" fo:min-height="13.364cm"/>
      <style:paragraph-properties style:writing-mode="lr-tb"/>
    </style:style>
    <style:style style:name="pr23" style:family="presentation" style:parent-style-name="Insert_20_Picture-title">
      <style:graphic-properties fo:min-height="3.102cm"/>
      <style:paragraph-properties style:writing-mode="lr-tb"/>
    </style:style>
    <style:style style:name="pr24" style:family="presentation" style:parent-style-name="Insert_20_Picture-notes">
      <style:graphic-properties draw:fill-color="#ffffff" draw:auto-grow-height="true" fo:min-height="13.364cm"/>
      <style:paragraph-properties style:writing-mode="lr-tb"/>
    </style:style>
    <style:style style:name="pr25" style:family="presentation" style:parent-style-name="Insert_20_Picture_20_1-title">
      <style:graphic-properties draw:auto-grow-height="true" fo:min-height="2.978cm"/>
      <style:paragraph-properties style:writing-mode="lr-tb"/>
    </style:style>
    <style:style style:name="pr26" style:family="presentation" style:parent-style-name="Insert_20_Picture_20_1-title">
      <style:graphic-properties fo:min-height="3.102cm"/>
      <style:paragraph-properties style:writing-mode="lr-tb"/>
    </style:style>
    <style:style style:name="pr27" style:family="presentation" style:parent-style-name="Insert_20_Picture_20_1-notes">
      <style:graphic-properties draw:fill-color="#ffffff" draw:auto-grow-height="true" fo:min-height="13.364cm"/>
      <style:paragraph-properties style:writing-mode="lr-tb"/>
    </style:style>
    <style:style style:name="pr28" style:family="presentation" style:parent-style-name="Topic_20_title_20_3-title">
      <style:graphic-properties draw:auto-grow-height="true" fo:min-height="2.59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style:text-properties fo:color="#5983b0" loext:opacity="100%"/>
    </style:style>
    <style:style style:name="P35"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text-properties fo:color="#ffffff" loext:opacity="100%" loext:color-lum-mod="100%" loext:color-lum-off="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text-properties fo:color="#ffffff" loext:opacity="100%" loext:color-lum-mod="100%" loext:color-lum-off="0%" style:font-name="Noto Sans1" fo:font-size="12pt" style:font-size-asian="12pt" style:font-size-complex="12pt"/>
    </style:style>
    <style:style style:name="P41" style:family="paragraph">
      <style:paragraph-properties fo:text-align="center"/>
      <style:text-properties style:font-name="Noto Sans1" fo:font-size="12pt" style:font-size-asian="12pt" style:font-size-complex="12pt"/>
    </style:style>
    <style:style style:name="P42" style:family="paragraph">
      <style:text-properties fo:color="#ffffff" loext:opacity="100%" loext:color-lum-mod="100%" loext:color-lum-off="0%" style:font-name="Noto Sans1"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1"/>
    </style:style>
    <style:style style:name="P44" style:family="paragraph">
      <loext:graphic-properties draw:fill="none" draw:fill-color="#f8b622"/>
      <style:paragraph-properties fo:text-align="center"/>
      <style:text-properties style:font-name="Noto Sans1"/>
    </style:style>
    <style:style style:name="P45" style:family="paragraph">
      <loext:graphic-properties draw:fill="solid" draw:fill-color="#e54b89"/>
      <style:paragraph-properties fo:text-align="center"/>
      <style:text-properties style:font-name="Noto Sans1"/>
    </style:style>
    <style:style style:name="P46" style:family="paragraph">
      <loext:graphic-properties draw:fill="none" draw:fill-color="#e54b89"/>
      <style:paragraph-properties fo:text-align="center"/>
      <style:text-properties style:font-name="Noto Sans1"/>
    </style:style>
    <style:style style:name="P47" style:family="paragraph">
      <loext:graphic-properties draw:fill="none" draw:fill-color="#60c4e4"/>
      <style:paragraph-properties fo:text-align="center"/>
      <style:text-properties style:font-name="Noto Sans1"/>
    </style:style>
    <style:style style:name="P48" style:family="paragraph">
      <loext:graphic-properties draw:fill="none" draw:fill-color="#7f59ae"/>
      <style:paragraph-properties fo:text-align="center"/>
      <style:text-properties style:font-name="Noto Sans1"/>
    </style:style>
    <style:style style:name="P49" style:family="paragraph">
      <loext:graphic-properties draw:fill="solid" draw:fill-color="#baacff"/>
      <style:paragraph-properties fo:text-align="center"/>
      <style:text-properties style:font-name="Noto Sans1"/>
    </style:style>
    <style:style style:name="P50" style:family="paragraph">
      <loext:graphic-properties draw:fill="none" draw:fill-color="#baacff"/>
      <style:paragraph-properties fo:text-align="center"/>
      <style:text-properties style:font-name="Noto Sans1"/>
    </style:style>
    <style:style style:name="P51" style:family="paragraph">
      <loext:graphic-properties draw:fill="solid" draw:fill-color="#cacfff"/>
      <style:paragraph-properties fo:text-align="center"/>
      <style:text-properties style:font-name="Noto Sans1"/>
    </style:style>
    <style:style style:name="P52" style:family="paragraph">
      <loext:graphic-properties draw:fill="solid" draw:fill-color="#f8dd7e"/>
      <style:paragraph-properties fo:text-align="center"/>
      <style:text-properties style:font-name="Noto Sans1"/>
    </style:style>
    <style:style style:name="P53" style:family="paragraph">
      <loext:graphic-properties draw:fill="none" draw:fill-color="#f8dd7e"/>
      <style:paragraph-properties fo:text-align="center"/>
      <style:text-properties style:font-name="Noto Sans1"/>
    </style:style>
    <style:style style:name="P54" style:family="paragraph">
      <loext:graphic-properties draw:fill="solid" draw:fill-color="#f8efac"/>
      <style:paragraph-properties fo:text-align="center"/>
      <style:text-properties style:font-name="Noto Sans1"/>
    </style:style>
    <style:style style:name="P5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8" style:family="paragraph">
      <style:paragraph-properties fo:text-align="center"/>
      <style:text-properties fo:color="#60c4e4" loext:opacity="100%" loext:color-lum-mod="100%" loext:color-lum-off="0%" style:font-name="Noto Sans1" fo:font-size="18pt" fo:font-weight="bold" style:font-size-asian="18pt" style:font-weight-asian="bold" style:font-size-complex="18pt" style:font-weight-complex="bold"/>
    </style:style>
    <style:style style:name="P59" style:family="paragraph">
      <style:paragraph-properties fo:text-align="center"/>
      <style:text-properties fo:color="#f8b622" loext:opacity="100%" loext:color-lum-mod="100%" loext:color-lum-off="0%" style:font-name="Noto Sans1" fo:font-size="18pt" fo:font-weight="bold" style:font-size-asian="18pt" style:font-weight-asian="bold" style:font-size-complex="18pt" style:font-weight-complex="bold"/>
    </style:style>
    <style:style style:name="P60" style:family="paragraph">
      <loext:graphic-properties draw:fill="none"/>
      <style:paragraph-properties fo:text-align="center"/>
      <style:text-properties fo:font-variant="normal" fo:text-transform="none" fo:color="#e54b89"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writing-mode="lr-tb"/>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3" style:family="paragraph">
      <loext:graphic-properties draw:fill="bitmap" draw:fill-image-name="Bitmap_20_9" style:repeat="stretch"/>
      <style:paragraph-properties fo:text-align="center"/>
      <style:text-properties style:font-name="Noto Sans1"/>
    </style:style>
    <style:style style:name="P64" style:family="paragraph">
      <style:paragraph-properties fo:text-align="end"/>
      <style:text-properties style:font-name="Noto Sans1" fo:font-size="12pt" style:font-size-asian="12pt" style:font-size-complex="12pt"/>
    </style:style>
    <style:style style:name="P65" style:family="paragraph">
      <loext:graphic-properties draw:fill="none" draw:fill-color="#ffffff"/>
      <style:text-properties style:font-name="Noto Sans1" fo:font-size="14pt" style:font-size-asian="14pt" style:font-size-complex="14pt"/>
    </style:style>
    <style:style style:name="P66" style:family="paragraph">
      <loext:graphic-properties draw:fill="solid" draw:fill-color="#ffffff" draw:opacity="98%"/>
      <style:paragraph-properties fo:text-align="center"/>
      <style:text-properties style:font-name="Noto Sans1"/>
    </style:style>
    <style:style style:name="P67" style:family="paragraph">
      <loext:graphic-properties draw:fill="bitmap" draw:fill-image-name="Bitmap_20_10" style:repeat="stretch"/>
      <style:paragraph-properties fo:text-align="center"/>
      <style:text-properties style:font-name="Noto Sans1"/>
    </style:style>
    <style:style style:name="P68" style:family="paragraph">
      <style:paragraph-properties fo:text-align="end"/>
      <style:text-properties fo:color="#fe7130" loext:opacity="100%" loext:color-lum-mod="100%" loext:color-lum-off="0%" style:font-name="Noto Sans1" fo:font-size="48pt" fo:font-weight="bold" style:font-size-asian="48pt" style:font-weight-asian="bold" style:font-size-complex="48pt" style:font-weight-complex="bold"/>
    </style:style>
    <style:style style:name="P69"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1"/>
    </style:style>
    <style:style style:name="P71" style:family="paragraph">
      <loext:graphic-properties draw:fill="solid" draw:fill-color="#ed85ad"/>
      <style:paragraph-properties fo:text-align="center"/>
      <style:text-properties style:font-name="Noto Sans1"/>
    </style:style>
    <style:style style:name="P72" style:family="paragraph">
      <loext:graphic-properties draw:fill="solid" draw:fill-color="#a9dff1"/>
      <style:paragraph-properties fo:text-align="center"/>
      <style:text-properties style:font-name="Noto Sans1"/>
    </style:style>
    <style:style style:name="P73" style:family="paragraph">
      <loext:graphic-properties draw:fill="solid" draw:fill-color="#ab93ca"/>
      <style:paragraph-properties fo:text-align="center"/>
      <style:text-properties style:font-name="Noto Sans1"/>
    </style:style>
    <style:style style:name="P74" style:family="paragraph">
      <loext:graphic-properties draw:fill="solid" draw:fill-color="#f4f4f4"/>
      <style:paragraph-properties fo:text-align="center"/>
      <style:text-properties style:font-name="Noto Sans1"/>
    </style:style>
    <style:style style:name="P75" style:family="paragraph">
      <loext:graphic-properties draw:fill="solid" draw:fill-color="#c5e9f5"/>
      <style:paragraph-properties fo:text-align="center"/>
      <style:text-properties style:font-name="Noto Sans1"/>
    </style:style>
    <style:style style:name="P76" style:family="paragraph">
      <loext:graphic-properties draw:fill="none" draw:fill-color="#ab93ca"/>
      <style:paragraph-properties fo:text-align="center"/>
      <style:text-properties style:font-name="Noto Sans1"/>
    </style:style>
    <style:style style:name="P77" style:family="paragraph">
      <loext:graphic-properties draw:fill="solid" draw:fill-color="#fbde9f"/>
      <style:paragraph-properties fo:text-align="center"/>
      <style:text-properties style:font-name="Noto Sans1"/>
    </style:style>
    <style:style style:name="P78" style:family="paragraph">
      <loext:graphic-properties draw:fill="none" draw:fill-color="#f8b621"/>
      <style:paragraph-properties fo:text-align="center"/>
      <style:text-properties style:font-name="Noto Sans1"/>
    </style:style>
    <style:style style:name="P79" style:family="paragraph">
      <loext:graphic-properties draw:fill="solid" draw:fill-color="#8467b5"/>
      <style:paragraph-properties fo:text-align="center"/>
      <style:text-properties style:font-name="Noto Sans1"/>
    </style:style>
    <style:style style:name="P80" style:family="paragraph">
      <loext:graphic-properties draw:fill="solid" draw:fill-color="#8978be"/>
      <style:paragraph-properties fo:text-align="center"/>
      <style:text-properties style:font-name="Noto Sans1"/>
    </style:style>
    <style:style style:name="P81" style:family="paragraph">
      <style:paragraph-properties fo:text-align="end"/>
      <style:text-properties fo:color="#7f59ae" loext:opacity="100%" loext:color-lum-mod="100%" loext:color-lum-off="0%" style:font-name="Noto Sans1" fo:font-size="18pt" fo:font-weight="bold" style:font-size-asian="18pt" style:font-weight-asian="bold" style:font-size-complex="18pt" style:font-weight-complex="bold"/>
    </style:style>
    <style:style style:name="P82" style:family="paragraph">
      <style:paragraph-properties fo:text-align="end"/>
      <style:text-properties fo:color="#6b5e9b" loext:opacity="100%" loext:color-lum-mod="100%" loext:color-lum-off="0%" style:font-name="Noto Sans1" fo:font-size="18pt" fo:font-weight="bold" style:font-size-asian="18pt" style:font-weight-asian="bold" style:font-size-complex="18pt" style:font-weight-complex="bold"/>
    </style:style>
    <style:style style:name="P83" style:family="paragraph">
      <style:text-properties fo:color="#7f59ae" loext:opacity="100%" loext:color-lum-mod="100%" loext:color-lum-off="0%" style:font-name="Noto Sans1" fo:font-size="18pt" fo:font-weight="bold" style:font-size-asian="18pt" style:font-weight-asian="bold" style:font-size-complex="18pt" style:font-weight-complex="bold"/>
    </style:style>
    <style:style style:name="P84" style:family="paragraph">
      <style:paragraph-properties fo:text-align="end"/>
      <style:text-properties style:font-name="Noto Sans1" fo:font-size="11pt" style:font-size-asian="11pt" style:font-size-complex="11pt"/>
    </style:style>
    <style:style style:name="P85" style:family="paragraph">
      <style:paragraph-properties fo:text-align="start"/>
      <style:text-properties fo:color="#6b5e9b" loext:opacity="100%" loext:color-lum-mod="100%" loext:color-lum-off="0%" style:font-name="Noto Sans1" fo:font-size="18pt" fo:font-weight="bold" style:font-size-asian="18pt" style:font-weight-asian="bold" style:font-size-complex="18pt" style:font-weight-complex="bold"/>
    </style:style>
    <style:style style:name="P86" style:family="paragraph">
      <style:paragraph-properties fo:text-align="start"/>
      <style:text-properties style:font-name="Noto Sans1" fo:font-size="11pt" style:font-size-asian="11pt" style:font-size-complex="11pt"/>
    </style:style>
    <style:style style:name="P87" style:family="paragraph">
      <style:paragraph-properties fo:text-align="start"/>
      <style:text-properties fo:color="#7f59ae" loext:opacity="100%" loext:color-lum-mod="100%" loext:color-lum-off="0%" style:font-name="Noto Sans1" fo:font-size="22pt" fo:font-weight="bold" style:font-size-asian="22pt" style:font-weight-asian="bold" style:font-size-complex="22pt" style:font-weight-complex="bold"/>
    </style:style>
    <style:style style:name="P88" style:family="paragraph">
      <style:paragraph-properties fo:text-align="start"/>
      <style:text-properties style:font-name="Noto Sans1" fo:font-size="12pt" style:font-size-asian="12pt" style:font-size-complex="12pt"/>
    </style:style>
    <style:style style:name="P89" style:family="paragraph">
      <style:paragraph-properties fo:text-align="start"/>
      <style:text-properties fo:color="#fe7130" loext:opacity="100%" loext:color-lum-mod="100%" loext:color-lum-off="0%" style:font-name="Noto Sans1" fo:font-size="22pt" fo:font-weight="bold" style:font-size-asian="22pt" style:font-weight-asian="bold" style:font-size-complex="22pt" style:font-weight-complex="bold"/>
    </style:style>
    <style:style style:name="P90" style:family="paragraph">
      <style:paragraph-properties fo:text-align="start"/>
      <style:text-properties fo:color="#60c4e4" loext:opacity="100%" loext:color-lum-mod="100%" loext:color-lum-off="0%" style:font-name="Noto Sans1" fo:font-size="22pt" fo:font-weight="bold" style:font-size-asian="22pt" style:font-weight-asian="bold" style:font-size-complex="22pt" style:font-weight-complex="bold"/>
    </style:style>
    <style:style style:name="P91" style:family="paragraph">
      <style:paragraph-properties fo:text-align="start"/>
      <style:text-properties fo:color="#e54b89" loext:opacity="100%" loext:color-lum-mod="100%" loext:color-lum-off="0%" style:font-name="Noto Sans1" fo:font-size="22pt" fo:font-weight="bold" style:font-size-asian="22pt" style:font-weight-asian="bold" style:font-size-complex="22pt" style:font-weight-complex="bold"/>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ffffff" loext:opacity="100%" style:font-name="Noto Sans1" fo:font-size="12pt" style:font-size-asian="12pt" style:font-size-complex="12pt"/>
    </style:style>
    <style:style style:name="T19" style:family="text">
      <style:text-properties style:font-name="Noto Sans1" fo:font-size="12pt" style:font-size-asian="12pt" style:font-size-complex="12pt"/>
    </style:style>
    <style:style style:name="T20" style:family="text">
      <style:text-properties fo:color="#ffffff" loext:opacity="100%" style:font-name="Noto Sans1"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1" fo:font-size="18pt" fo:font-weight="bold" style:font-size-asian="18pt" style:font-weight-asian="bold" style:font-size-complex="18pt" style:font-weight-complex="bold"/>
    </style:style>
    <style:style style:name="T23" style:family="text">
      <style:text-properties fo:color="#f8b622" loext:opacity="100%" style:font-name="Noto Sans1"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color="#fe7130" loext:opacity="100%" style:font-name="Noto Sans1" fo:font-size="48pt" fo:font-weight="bold" style:font-size-asian="48pt" style:font-weight-asian="bold" style:font-size-complex="48pt" style:font-weight-complex="bold"/>
    </style:style>
    <style:style style:name="T28" style:family="text">
      <style:text-properties fo:color="#e54b89" loext:opacity="100%" style:font-name="Noto Sans1" fo:font-size="54pt" fo:font-weight="bold" style:font-size-asian="54pt" style:font-weight-asian="bold" style:font-size-complex="54pt" style:font-weight-complex="bold"/>
    </style:style>
    <style:style style:name="T29" style:family="text">
      <style:text-properties fo:color="#7f59ae" loext:opacity="100%" style:font-name="Noto Sans1" fo:font-size="18pt" fo:font-weight="bold" style:font-size-asian="18pt" style:font-weight-asian="bold" style:font-size-complex="18pt" style:font-weight-complex="bold"/>
    </style:style>
    <style:style style:name="T30" style:family="text">
      <style:text-properties fo:color="#6b5e9b" loext:opacity="100%" style:font-name="Noto Sans1" fo:font-size="18pt" fo:font-weight="bold" style:font-size-asian="18pt" style:font-weight-asian="bold" style:font-size-complex="18pt" style:font-weight-complex="bold"/>
    </style:style>
    <style:style style:name="T31" style:family="text">
      <style:text-properties style:font-name="Noto Sans1" fo:font-size="11pt" style:font-size-asian="11pt" style:font-size-complex="11pt"/>
    </style:style>
    <style:style style:name="T32" style:family="text">
      <style:text-properties fo:color="#fe7130" loext:opacity="100%" style:font-name="Noto Sans1" fo:font-size="22pt" fo:font-weight="bold" style:font-size-asian="22pt" style:font-weight-asian="bold" style:font-size-complex="22pt" style:font-weight-complex="bold"/>
    </style:style>
    <style:style style:name="T33" style:family="text">
      <style:text-properties fo:color="#60c4e4" loext:opacity="100%" style:font-name="Noto Sans1" fo:font-size="22pt" fo:font-weight="bold" style:font-size-asian="22pt" style:font-weight-asian="bold" style:font-size-complex="22pt" style:font-weight-complex="bold"/>
    </style:style>
    <style:style style:name="T34" style:family="text">
      <style:text-properties fo:color="#e54b89" loext:opacity="100%" style:font-name="Noto Sans1"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1">
          <office:forms form:automatic-focus="false" form:apply-design-mode="false"/>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18" draw:text-style-name="P35" draw:layer="layout" svg:width="14.924cm" svg:height="4.906cm" svg:x="1.137cm" svg:y="5.08cm">
          <draw:text-box>
            <text:list text:style-name="L1">
              <text:list-item>
                <text:p text:style-name="P34"><text:span text:style-name="T17">Interaktives Anwenden einer Funktion</text:span></text:p>
                <text:p text:style-name="P34"><text:span text:style-name="T17"/></text:p>
              </text:list-item>
              <text:list-item>
                <text:p text:style-name="P34"><text:span text:style-name="T17">Anpassen des Ziels</text:span></text:p>
                <text:p text:style-name="P34"><text:span text:style-name="T17"/></text:p>
              </text:list-item>
              <text:list-item>
                <text:p text:style-name="P34"><text:span text:style-name="T17">Erstellen von Zwischenzielen</text:span></text:p>
              </text:list-item>
            </text:list>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office:forms form:automatic-focus="false" form:apply-design-mode="false"/>
        <draw:g>
          <draw:path draw:style-name="gr20"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2"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2"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2" draw:text-style-name="P36" draw:layer="layout" svg:width="1.671cm" svg:height="1.103cm" svg:x="23.664cm" svg:y="4.737cm" svg:viewBox="0 0 1672 1104" svg:d="M690 258c59-366 743-349 683 89 692 186 12 979-345 531-411 433-868 178-1010-215-102-281 233-734 672-405z">
            <text:p/>
          </draw:path>
          <draw:path draw:style-name="gr21" draw:text-style-name="P37" draw:layer="layout" svg:width="1.671cm" svg:height="1.103cm" svg:x="23.664cm" svg:y="4.737cm" svg:viewBox="0 0 1672 1104" svg:d="M18 663c-102-281 233-734 672-405 59-366 743-349 683 89 692 186 12 979-345 531-411 433-868 178-1010-215z">
            <text:p/>
          </draw:path>
        </draw:g>
        <draw:frame presentation:style-name="pr16" draw:text-style-name="P38" draw:layer="layout" svg:width="5.428cm" svg:height="4.137cm" svg:x="0.787cm" svg:y="8.342cm" presentation:class="title" presentation:user-transformed="true">
          <draw:text-box>
            <text:p text:style-name="P1"><text:span text:style-name="T18"><text:line-break/></text:span><text:span text:style-name="T18">Lorem ipsum dolor sit amet, consectetuer adipiscing elit. Aliquam imperdiet lobortis metus. Phasellus nisi metus, tempes ac, porta nec, felis. </text:span></text:p>
          </draw:text-box>
        </draw:frame>
        <draw:frame presentation:style-name="pr16" draw:text-style-name="P38" draw:layer="layout" svg:width="5.428cm" svg:height="4.137cm" svg:x="7.788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6" draw:text-style-name="P40" draw:layer="layout" svg:width="5.428cm" svg:height="4.137cm" svg:x="14.787cm" svg:y="8.342cm" presentation:class="title" presentation:user-transformed="true">
          <draw:text-box>
            <text:p text:style-name="P39"><text:span text:style-name="T18"><text:line-break/></text:span><text:span text:style-name="T18">Lorem ipsum dolor sit amet, consectetuer adipiscing elit. Aliquam imperdiet lobortis metus. Phasellus nisi metus, tempes ac, porta nec, felis. </text:span></text:p>
          </draw:text-box>
        </draw:frame>
        <draw:frame presentation:style-name="pr16" draw:text-style-name="P41" draw:layer="layout" svg:width="5.428cm" svg:height="4.137cm" svg:x="21.786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7" draw:text-style-name="P42" draw:layer="layout" svg:width="4.399cm" svg:height="1.8cm" svg:x="1.302cm" svg:y="6.801cm" presentation:class="title" presentation:user-transformed="true">
          <draw:text-box>
            <text:p><text:span text:style-name="T20">Lorem</text:span></text:p>
          </draw:text-box>
        </draw:frame>
        <draw:frame presentation:style-name="pr17" draw:text-style-name="P42" draw:layer="layout" svg:width="4.399cm" svg:height="1.8cm" svg:x="8.303cm" svg:y="6.801cm" presentation:class="title" presentation:user-transformed="true">
          <draw:text-box>
            <text:p><text:span text:style-name="T20">Ipsum</text:span></text:p>
          </draw:text-box>
        </draw:frame>
        <draw:frame presentation:style-name="pr17" draw:text-style-name="P42" draw:layer="layout" svg:width="4.399cm" svg:height="1.8cm" svg:x="15.302cm" svg:y="6.801cm" presentation:class="title" presentation:user-transformed="true">
          <draw:text-box>
            <text:p><text:span text:style-name="T20">Dolor</text:span></text:p>
          </draw:text-box>
        </draw:frame>
        <draw:frame presentation:style-name="pr17"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7" presentation:class="page"/>
          <draw:frame presentation:style-name="pr18" draw:text-style-name="P9" draw:layer="layout" svg:width="16.799cm" svg:height="13.364cm" svg:x="2.1cm" svg:y="14.107cm" presentation:class="notes" presentation:placeholder="true">
            <draw:text-box/>
          </draw:frame>
        </presentation:notes>
      </draw:page>
      <draw:page draw:name="page8" draw:style-name="dp1" draw:master-page-name="Content_20_">
        <office:forms form:automatic-focus="false" form:apply-design-mode="false"/>
        <draw:path draw:style-name="gr24"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5"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2"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7"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2"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5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9" draw:text-style-name="P41" draw:layer="layout" svg:width="5.428cm" svg:height="3.457cm" svg:x="4.9cm" svg:y="11.404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3.1cm" svg:y="11.408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8.9cm" svg:y="0.521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7.472cm" svg:y="0.321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custom-shape draw:name="Simple" draw:style-name="gr53" draw:text-style-name="P56" draw:layer="layout" svg:width="3.023cm" svg:height="1.011cm" svg:x="23.2cm" svg:y="7.499cm">
          <text:p text:style-name="P55"><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7" draw:layer="layout" svg:width="3.023cm" svg:height="0.799cm" svg:x="1.8cm" svg:y="7.499cm">
          <text:p text:style-name="P55"><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8" presentation:class="page"/>
          <draw:frame presentation:style-name="pr20" draw:text-style-name="P9" draw:layer="layout" svg:width="16.799cm" svg:height="13.364cm" svg:x="2.1cm" svg:y="14.107cm" presentation:class="notes" presentation:placeholder="true">
            <draw:text-box/>
          </draw:frame>
        </presentation:notes>
      </draw:page>
      <draw:page draw:name="page9" draw:style-name="dp1" draw:master-page-name="Content_20_">
        <office:forms form:automatic-focus="false" form:apply-design-mode="false"/>
        <draw:g>
          <draw:path draw:style-name="gr55"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6" draw:text-style-name="P13" draw:layer="layout" svg:width="4.746cm" svg:height="0.689cm" svg:x="9.254cm" svg:y="7.505cm" svg:viewBox="0 0 4747 690" svg:d="M0 0c1582 0 3165 0 4747 0 0 230 0 460 0 690-1582 0-3165 0-4747 0 0-230 0-460 0-690z">
            <text:p/>
          </draw:path>
          <draw:path draw:style-name="gr57" draw:text-style-name="P45" draw:layer="layout" svg:width="4.746cm" svg:height="0.689cm" svg:x="14cm" svg:y="7.505cm" svg:viewBox="0 0 4747 690" svg:d="M0 0c1582 0 3165 0 4747 0 0 230 0 460 0 690-1582 0-3165 0-4747 0 0-230 0-460 0-690z">
            <text:p/>
          </draw:path>
          <draw:path draw:style-name="gr58" draw:text-style-name="P43" draw:layer="layout" svg:width="4.746cm" svg:height="0.689cm" svg:x="18.746cm" svg:y="7.505cm" svg:viewBox="0 0 4747 690" svg:d="M0 0c1582 0 3165 0 4747 0 0 230 0 460 0 690-1582 0-3165 0-4747 0 0-230 0-460 0-690z">
            <text:p/>
          </draw:path>
        </draw:g>
        <draw:g>
          <draw:path draw:style-name="gr59" draw:text-style-name="P12" draw:layer="layout" svg:width="1.016cm" svg:height="0.78cm" svg:x="9.006cm" svg:y="11.317cm" svg:viewBox="0 0 1017 781" svg:d="M0 0c0 260 0 521 0 781 339 0 678 0 1017 0">
            <text:p/>
          </draw:path>
          <draw:path draw:style-name="gr60" draw:text-style-name="P12" draw:layer="layout" svg:width="0.725cm" svg:height="0.501cm" svg:x="9.162cm" svg:y="11.441cm" svg:viewBox="0 0 726 502" svg:d="M0 502c95-95 191-191 286-286 16 59 31 117 47 176 131-131 262-261 393-392">
            <text:p/>
          </draw:path>
          <draw:path draw:style-name="gr61" draw:text-style-name="P36" draw:layer="layout" svg:width="0.13cm" svg:height="0.132cm" svg:x="9.833cm" svg:y="11.36cm" svg:viewBox="0 0 131 133" svg:d="M0 42c31 30 61 61 92 91 13-44 26-89 39-133-44 14-87 28-131 42z">
            <text:p/>
          </draw:path>
          <draw:path draw:style-name="gr55"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2" draw:text-style-name="P12" draw:layer="layout" svg:width="2.847cm" svg:height="0cm" draw:transform="rotate (-1.5707963267949) translate (9.25366953571429cm 8.07948698412698cm)" svg:viewBox="0 0 2848 0" svg:d="M0 0c949 0 1899 0 2848 0">
            <text:p/>
          </draw:path>
          <draw:path draw:style-name="gr63"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4"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5"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5"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6"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7" draw:text-style-name="P12" draw:layer="layout" svg:width="2.848cm" svg:height="0cm" draw:transform="rotate (1.5707963267949) translate (14.0005cm 7.50452349206349cm)" svg:viewBox="0 0 2849 0" svg:d="M0 0c950 0 1899 0 2849 0">
            <text:p/>
          </draw:path>
          <draw:path draw:style-name="gr68"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9" draw:text-style-name="P47"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3"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1" draw:text-style-name="P12" draw:layer="layout" svg:width="2.847cm" svg:height="0cm" draw:transform="rotate (-1.5707963267949) translate (18.7463305cm 8.07948698412698cm)" svg:viewBox="0 0 2848 0" svg:d="M0 0c949 0 1899 0 2848 0">
            <text:p/>
          </draw:path>
          <draw:path draw:style-name="gr72"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3" draw:text-style-name="P46"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4"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6" draw:text-style-name="P12" draw:layer="layout" svg:width="2.848cm" svg:height="0cm" draw:transform="rotate (1.5707963267949) translate (23.4931609642857cm 7.50452349206349cm)" svg:viewBox="0 0 2849 0" svg:d="M0 0c950 0 1899 0 2849 0">
            <text:p/>
          </draw:path>
          <draw:path draw:style-name="gr77"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8"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9" draw:text-style-name="P41" draw:layer="layout" svg:width="5.428cm" svg:height="3.457cm" svg:x="2.573cm" svg:y="8.27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7.173cm" svg:y="3.823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1.773cm" svg:y="8.27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6.934cm" svg:y="3.9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21" draw:text-style-name="P58" draw:layer="layout" svg:width="4.6cm" svg:height="1.813cm" svg:x="7.584cm" svg:y="2.965cm" presentation:class="title" presentation:user-transformed="true">
          <draw:text-box>
            <text:p text:style-name="P1"><text:span text:style-name="T22">Lorem</text:span></text:p>
          </draw:text-box>
        </draw:frame>
        <draw:frame presentation:style-name="pr21" draw:text-style-name="P59" draw:layer="layout" svg:width="4.6cm" svg:height="1.813cm" svg:x="17.201cm" svg:y="2.965cm" presentation:class="title" presentation:user-transformed="true">
          <draw:text-box>
            <text:p text:style-name="P1"><text:span text:style-name="T23">Ipsum</text:span></text:p>
          </draw:text-box>
        </draw:frame>
        <draw:frame draw:style-name="gr79" draw:text-style-name="P60" draw:layer="layout" svg:width="4.6cm" svg:height="1.457cm" svg:x="12.121cm" svg:y="11.608cm">
          <draw:text-box>
            <text:p text:style-name="P10"><text:span text:style-name="T24">Sit</text:span></text:p>
          </draw:text-box>
        </draw:frame>
        <draw:frame draw:style-name="gr80" draw:text-style-name="P62" draw:layer="layout" svg:width="4.6cm" svg:height="1.457cm" svg:x="3.001cm" svg:y="11.608cm">
          <draw:text-box>
            <text:p text:style-name="P61"><text:span text:style-name="T25">Dolor</text:span></text:p>
          </draw:text-box>
        </draw:frame>
        <presentation:notes draw:style-name="dp2">
          <draw:page-thumbnail draw:style-name="gr4" draw:layer="layout" svg:width="0.001cm" svg:height="0.001cm" svg:x="0cm" svg:y="2.257cm" draw:page-number="9" presentation:class="page"/>
          <draw:frame presentation:style-name="pr22" draw:text-style-name="P9" draw:layer="layout" svg:width="16.799cm" svg:height="13.364cm" svg:x="2.1cm" svg:y="14.107cm" presentation:class="notes" presentation:placeholder="true">
            <draw:text-box/>
          </draw:frame>
        </presentation:notes>
      </draw:page>
      <draw:page draw:name="page10" draw:style-name="dp1" draw:master-page-name="Insert_20_Picture">
        <office:forms form:automatic-focus="false" form:apply-design-mode="false"/>
        <draw:path draw:style-name="gr81" draw:text-style-name="P63" draw:layer="layout" svg:width="11.648cm" svg:height="11.647cm" svg:x="13.901cm" svg:y="1.882cm" svg:viewBox="0 0 11649 11648" svg:d="M0 0c3883 0 7766 0 11649 0 0 3883 0 7765 0 11648-3883 0-7766 0-11649 0 0-3883 0-7765 0-11648z">
          <text:p/>
        </draw:path>
        <draw:frame presentation:style-name="pr23" draw:text-style-name="P64" draw:layer="layout" svg:width="7.862cm" svg:height="3.102cm" svg:x="1.178cm" svg:y="6.459cm" presentation:class="title" presentation:user-transformed="true">
          <draw:text-box>
            <text:p text:style-name="P23"><text:span text:style-name="T19"><text:line-break/></text:span><text:span text:style-name="T19">Lorem ipsum dolor sit amet, consectetuer adipiscing elit. Aliquam imperdiet lobortis metus. Phasellus nisi metus, tempes ac, porta nec, felis. </text:span></text:p>
          </draw:text-box>
        </draw:frame>
        <draw:frame draw:style-name="gr82" draw:text-style-name="P65" draw:layer="layout" svg:width="5.027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10" presentation:class="page"/>
          <draw:frame presentation:style-name="pr24" draw:text-style-name="P9" draw:layer="layout" svg:width="16.799cm" svg:height="13.364cm" svg:x="2.1cm" svg:y="14.107cm" presentation:class="notes" presentation:placeholder="true">
            <draw:text-box/>
          </draw:frame>
        </presentation:notes>
      </draw:page>
      <draw:page draw:name="page11" draw:style-name="dp1" draw:master-page-name="Insert_20_Picture_20_1">
        <office:forms form:automatic-focus="false" form:apply-design-mode="false"/>
        <draw:path draw:style-name="gr83" draw:text-style-name="P47" draw:layer="layout" svg:width="10.386cm" svg:height="11.163cm" svg:x="2.618cm" svg:y="2.291cm" svg:viewBox="0 0 10387 11164" svg:d="M0 0c3462 0 6924 0 10387 0 0 3721 0 7443 0 11164-3463 0-6925 0-10387 0 0-3721 0-7443 0-11164z">
          <text:p/>
        </draw:path>
        <draw:path draw:style-name="gr84" draw:text-style-name="P66" draw:layer="layout" svg:width="10.852cm" svg:height="11.664cm" svg:x="2.385cm" svg:y="2.041cm" svg:viewBox="0 0 10853 11665" svg:d="M0 0c3618 0 7235 0 10853 0 0 3888 0 7777 0 11665-3618 0-7235 0-10853 0 0-3888 0-7777 0-11665z">
          <text:p/>
        </draw:path>
        <draw:path draw:style-name="gr85"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6" draw:text-style-name="P37" draw:layer="layout" svg:width="10.852cm" svg:height="11.664cm" svg:x="2.385cm" svg:y="2.041cm" svg:viewBox="0 0 10853 11665" svg:d="M0 0c3618 0 7235 0 10853 0 0 3888 0 7777 0 11665-3618 0-7235 0-10853 0 0-3888 0-7777 0-11665z">
          <text:p/>
        </draw:path>
        <draw:frame presentation:style-name="pr25"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6" draw:text-style-name="P64" draw:layer="layout" svg:width="7.862cm" svg:height="3.102cm" svg:x="16.772cm" svg:y="6.364cm" presentation:class="title" presentation:user-transformed="true">
          <draw:text-box>
            <text:p text:style-name="P23"><text:span text:style-name="T19"><text:line-break/></text:span><text:span text:style-name="T19">Lorem ipsum dolor sit amet, consectetuer adipiscing elit. Aliquam imperdiet lobortis metus. Phasellus nisi metus, tempes ac, porta nec, felis. </text:span></text:p>
          </draw:text-box>
        </draw:frame>
        <draw:frame draw:style-name="gr87" draw:text-style-name="P65" draw:layer="layout" svg:width="6.551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11" presentation:class="page"/>
          <draw:frame presentation:style-name="pr27" draw:text-style-name="P9" draw:layer="layout" svg:width="16.799cm" svg:height="13.364cm" svg:x="2.1cm" svg:y="14.107cm" presentation:class="notes" presentation:placeholder="true">
            <draw:text-box/>
          </draw:frame>
        </presentation:notes>
      </draw:page>
      <draw:page draw:name="page12"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28" draw:text-style-name="P69" draw:layer="layout" svg:width="11.279cm" svg:height="2.596cm" svg:x="0.151cm" svg:y="6.294cm" presentation:class="title" presentation:user-transformed="true">
          <draw:text-box>
            <text:p text:style-name="P23"><text:span text:style-name="T28">Intro</text:span></text:p>
          </draw:text-box>
        </draw:frame>
        <presentation:notes draw:style-name="dp2">
          <draw:page-thumbnail draw:style-name="gr4" draw:layer="layout" svg:width="0.001cm" svg:height="0.001cm" svg:x="0cm" svg:y="2.257cm" draw:page-number="12" presentation:class="page"/>
          <draw:frame presentation:style-name="pr29" draw:text-style-name="P9" draw:layer="layout" svg:width="16.799cm" svg:height="13.364cm" svg:x="2.1cm" svg:y="14.107cm" presentation:class="notes" presentation:placeholder="true">
            <draw:text-box/>
          </draw:frame>
        </presentation:notes>
      </draw:page>
      <draw:page draw:name="page13"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3" presentation:class="page"/>
          <draw:frame presentation:style-name="pr11" draw:text-style-name="P9" draw:layer="layout" svg:width="16.799cm" svg:height="13.364cm" svg:x="2.1cm" svg:y="14.107cm" presentation:class="notes" presentation:placeholder="true">
            <draw:text-box/>
          </draw:frame>
        </presentation:notes>
      </draw:page>
      <draw:page draw:name="page14"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4" presentation:class="page"/>
          <draw:frame presentation:style-name="pr15" draw:text-style-name="P33" draw:layer="layout" svg:width="16.799cm" svg:height="13.364cm" svg:x="2.1cm" svg:y="14.107cm" presentation:class="notes" presentation:placeholder="true">
            <draw:text-box/>
          </draw:frame>
        </presentation:notes>
      </draw:page>
      <draw:page draw:name="page15" draw:style-name="dp1" draw:master-page-name="Content_20_">
        <office:forms form:automatic-focus="false" form:apply-design-mode="false"/>
        <draw:path draw:style-name="gr20"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8" draw:text-style-name="P18" draw:layer="layout" svg:width="1.822cm" svg:height="2.895cm" svg:x="14.242cm" svg:y="5.105cm" svg:viewBox="0 0 1823 2896" svg:d="M189 0c314 20 622 92 913 211 260 106 503 250 721 426-608 753-1215 1506-1823 2259 63-965 126-1931 189-2896z">
          <text:p/>
        </draw:path>
        <draw:path draw:style-name="gr89" draw:text-style-name="P70" draw:layer="layout" svg:width="2.885cm" svg:height="1.913cm" svg:x="14.222cm" svg:y="6.072cm" svg:viewBox="0 0 2886 1914" svg:d="M2182 0c207 236 374 505 496 795 107 259 178 532 208 811-962 103-1924 206-2886 308 728-638 1454-1276 2182-1914z">
          <text:p/>
        </draw:path>
        <draw:path draw:style-name="gr90" draw:text-style-name="P71" draw:layer="layout" svg:width="1.913cm" svg:height="2.885cm" svg:x="14.232cm" svg:y="7.941cm" svg:viewBox="0 0 1914 2886" svg:d="M1914 2182c-236 207-504 375-794 496-260 108-532 178-812 208-103-962-206-1924-308-2886 638 728 1276 1454 1914 2182z">
          <text:p/>
        </draw:path>
        <draw:path draw:style-name="gr91" draw:text-style-name="P13" draw:layer="layout" svg:width="1.823cm" svg:height="2.896cm" svg:x="12.434cm" svg:y="7.936cm" svg:viewBox="0 0 1824 2897" svg:d="M1634 2897c-314-21-621-92-913-212-259-106-502-250-721-426 608-753 1216-1506 1824-2259-63 965-127 1932-190 2897z">
          <text:p/>
        </draw:path>
        <draw:path draw:style-name="gr92"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3" draw:text-style-name="P73" draw:layer="layout" svg:width="1.913cm" svg:height="2.886cm" svg:x="12.353cm" svg:y="5.111cm" svg:viewBox="0 0 1914 2887" svg:d="M0 704c236-207 505-374 795-496 259-108 532-178 811-208 103 962 206 1925 308 2887-638-728-1276-1456-1914-2183z">
          <text:p/>
        </draw:path>
        <draw:path draw:style-name="gr94" draw:text-style-name="P16" draw:layer="layout" svg:width="2.896cm" svg:height="1.822cm" svg:x="14.217cm" svg:y="7.961cm" svg:viewBox="0 0 2897 1823" svg:d="M2897 189c-21 314-92 622-212 913-106 260-250 503-426 721-753-608-1506-1215-2259-1823 965 63 1932 126 2897 189z">
          <text:p/>
        </draw:path>
        <draw:path draw:style-name="gr95"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6" draw:text-style-name="P12" draw:layer="layout" svg:width="2.461cm" svg:height="0.242cm" draw:transform="rotate (0.0642281164733913) translate (8.73544184106082cm 9.11379592710036cm)" svg:viewBox="0 0 2462 243" svg:d="M2462 243c-121 0-1641-162-2462-243">
            <text:p/>
          </draw:path>
          <draw:path draw:style-name="gr97"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6" draw:text-style-name="P12" draw:layer="layout" svg:width="2.736cm" svg:height="-0.001cm" draw:transform="rotate (-0.234223185617639) translate (8.45337893791528cm 6.30155661987995cm)" svg:viewBox="0 0 2737 0" svg:d="M2737 0c-912 0-1825 0-2737 0">
            <text:p/>
          </draw:path>
          <draw:path draw:style-name="gr97"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6" draw:text-style-name="P12" draw:layer="layout" svg:width="4.133cm" svg:height="0.727cm" draw:transform="rotate (-0.422369678982628) translate (9.30924780548699cm 2.79449885472697cm)" svg:viewBox="0 0 4134 728" svg:d="M4134 559c-164-186-329-373-494-559-1213 243-2426 485-3640 728">
            <text:p/>
          </draw:path>
          <draw:path draw:style-name="gr97"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6"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7"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8" draw:text-style-name="P12" draw:layer="layout" svg:width="2.422cm" svg:height="0cm" draw:transform="rotate (0.173834793498635) translate (17.2892035157545cm 6.93684551094895cm)" svg:viewBox="0 0 2423 0" svg:d="M0 0c808 0 1615 0 2423 0">
            <text:p/>
          </draw:path>
          <draw:path draw:style-name="gr97"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6" draw:text-style-name="P12" draw:layer="layout" svg:width="2.323cm" svg:height="0.242cm" draw:transform="skewX (-0.00820304748437335) rotate (-0.0991347015132782) translate (17.2250912536002cm 9.05916662300526cm)" svg:viewBox="0 0 2324 243" svg:d="M0 243c115 0 1549-162 2324-243">
            <text:p/>
          </draw:path>
          <draw:path draw:style-name="gr97"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8" draw:text-style-name="P12" draw:layer="layout" svg:width="4.149cm" svg:height="0.623cm" draw:transform="skewX (0.00157079632679485) rotate (-0.390081087820734) translate (15.7403180136073cm 11.0027601769671cm)" svg:viewBox="0 0 4150 624" svg:d="M0 65c181 186 362 373 543 559 1202-208 2405-416 3607-624">
            <text:p/>
          </draw:path>
          <draw:path draw:style-name="gr97"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6"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7"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9" draw:text-style-name="P18" draw:layer="layout" svg:width="0.297cm" svg:height="0.296cm" svg:x="13.059cm" svg:y="8.468cm" svg:viewBox="0 0 298 297" svg:d="M0 0c100 0 198 0 298 0 0 99 0 198 0 297-100 0-198 0-298 0 0-99 0-198 0-297z">
            <text:p/>
          </draw:path>
          <draw:path draw:style-name="gr100" draw:text-style-name="P70" draw:layer="layout" svg:width="0.296cm" svg:height="0.296cm" svg:x="13.357cm" svg:y="8.468cm" svg:viewBox="0 0 297 297" svg:d="M0 0c99 0 198 0 297 0 0 99 0 198 0 297-99 0-198 0-297 0 0-99 0-198 0-297z">
            <text:p/>
          </draw:path>
          <draw:path draw:style-name="gr101" draw:text-style-name="P16" draw:layer="layout" svg:width="0.297cm" svg:height="0.296cm" svg:x="13.654cm" svg:y="8.468cm" svg:viewBox="0 0 298 297" svg:d="M0 0c100 0 198 0 298 0 0 99 0 198 0 297-100 0-198 0-298 0 0-99 0-198 0-297z">
            <text:p/>
          </draw:path>
          <draw:path draw:style-name="gr102" draw:text-style-name="P71" draw:layer="layout" svg:width="0.297cm" svg:height="0.296cm" svg:x="13.952cm" svg:y="8.468cm" svg:viewBox="0 0 298 297" svg:d="M0 0c100 0 198 0 298 0 0 99 0 198 0 297-100 0-198 0-298 0 0-99 0-198 0-297z">
            <text:p/>
          </draw:path>
          <draw:path draw:style-name="gr103" draw:text-style-name="P13" draw:layer="layout" svg:width="0.296cm" svg:height="0.296cm" svg:x="14.25cm" svg:y="8.468cm" svg:viewBox="0 0 297 297" svg:d="M0 0c99 0 198 0 297 0 0 99 0 198 0 297-99 0-198 0-297 0 0-99 0-198 0-297z">
            <text:p/>
          </draw:path>
          <draw:path draw:style-name="gr104" draw:text-style-name="P75" draw:layer="layout" svg:width="0.297cm" svg:height="0.296cm" svg:x="14.547cm" svg:y="8.468cm" svg:viewBox="0 0 298 297" svg:d="M0 0c100 0 198 0 298 0 0 99 0 198 0 297-100 0-198 0-298 0 0-99 0-198 0-297z">
            <text:p/>
          </draw:path>
          <draw:path draw:style-name="gr97" draw:text-style-name="P22" draw:layer="layout" svg:width="0.296cm" svg:height="0.296cm" svg:x="14.845cm" svg:y="8.468cm" svg:viewBox="0 0 297 297" svg:d="M0 0c99 0 198 0 297 0 0 99 0 198 0 297-99 0-198 0-297 0 0-99 0-198 0-297z">
            <text:p/>
          </draw:path>
          <draw:path draw:style-name="gr105" draw:text-style-name="P73" draw:layer="layout" svg:width="0.297cm" svg:height="0.296cm" svg:x="15.142cm" svg:y="8.468cm" svg:viewBox="0 0 298 297" svg:d="M0 0c100 0 198 0 298 0 0 99 0 198 0 297-100 0-198 0-298 0 0-99 0-198 0-297z">
            <text:p/>
          </draw:path>
        </draw:g>
        <draw:g>
          <draw:path draw:style-name="gr106" draw:text-style-name="P76" draw:layer="layout" svg:width="2.651cm" svg:height="3.061cm" svg:x="18.49cm" svg:y="10.938cm" svg:viewBox="0 0 2652 3062" svg:d="M2652 2296c-441 256-884 511-1325 766-443-255-885-510-1327-766 0-510 0-1020 0-1531 442-255 884-510 1327-765 441 255 884 510 1325 765 0 511 0 1021 0 1531z">
            <text:p/>
          </draw:path>
          <draw:path draw:style-name="gr107"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6" draw:text-style-name="P76" draw:layer="layout" svg:width="2.651cm" svg:height="3.061cm" svg:x="17.672cm" svg:y="7.888cm" svg:viewBox="0 0 2652 3062" svg:d="M2652 2296c-442 256-884 511-1326 766-442-255-884-510-1326-766 0-510 0-1020 0-1531 442-255 884-510 1326-765 442 255 884 510 1326 765 0 511 0 1021 0 1531z">
            <text:p/>
          </draw:path>
          <draw:path draw:style-name="gr108"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9" draw:text-style-name="P76" draw:layer="layout" svg:width="2.651cm" svg:height="3.061cm" svg:x="18.644cm" svg:y="5.034cm" svg:viewBox="0 0 2652 3062" svg:d="M2652 2297c-441 255-884 510-1325 765-443-255-885-510-1327-765 0-511 0-1020 0-1531 442-255 884-511 1327-766 441 255 884 511 1325 766 0 511 0 1020 0 1531z">
            <text:p/>
          </draw:path>
          <draw:path draw:style-name="gr110" draw:text-style-name="P77"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9" draw:text-style-name="P76"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1" draw:text-style-name="P78"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2" draw:text-style-name="P12" draw:layer="layout" svg:width="0.498cm" svg:height="0.001cm" draw:transform="skewX (0.00506145483078362) rotate (-0.913505330493832) translate (19.2373135414399cm 3.78296333562353cm)" svg:viewBox="0 0 499 2" svg:d="M0 0c166 1 332 1 499 2">
            <text:p/>
          </draw:path>
          <draw:path draw:style-name="gr113" draw:text-style-name="P12" draw:layer="layout" svg:width="0.202cm" svg:height="0.116cm" svg:x="18.958cm" svg:y="3.223cm" svg:viewBox="0 0 203 117" svg:d="M0 0c102 4 162 45 203 117">
            <text:p/>
          </draw:path>
        </draw:g>
        <draw:g>
          <draw:path draw:style-name="gr114" draw:text-style-name="P12" draw:layer="layout" svg:width="0.887cm" svg:height="0.681cm" svg:x="19.579cm" svg:y="6.22cm" svg:viewBox="0 0 888 682" svg:d="M0 0c0 227 0 455 0 682 296 0 592 0 888 0">
            <text:p/>
          </draw:path>
          <draw:path draw:style-name="gr115" draw:text-style-name="P36" draw:layer="layout" svg:width="0.154cm" svg:height="0.462cm" svg:x="19.681cm" svg:y="6.362cm" svg:viewBox="0 0 155 463" svg:d="M0 0c52 0 103 0 155 0 0 155 0 309 0 463-52 0-103 0-155 0 0-154 0-308 0-463z">
            <text:p/>
          </draw:path>
          <draw:path draw:style-name="gr45" draw:text-style-name="P22" draw:layer="layout" svg:width="0cm" svg:height="0.321cm" svg:x="19.894cm" svg:y="6.504cm" svg:viewBox="0 0 0 322" svg:d="M0 0c0 108 0 214 0 322 0-108 0-214 0-322z">
            <text:p/>
          </draw:path>
          <draw:path draw:style-name="gr115" draw:text-style-name="P36" draw:layer="layout" svg:width="0.154cm" svg:height="0.215cm" svg:x="20.111cm" svg:y="6.609cm" svg:viewBox="0 0 155 216" svg:d="M0 0c52 0 103 0 155 0 0 72 0 144 0 216-52 0-103 0-155 0 0-72 0-144 0-216z">
            <text:p/>
          </draw:path>
        </draw:g>
        <draw:g>
          <draw:path draw:style-name="gr116" draw:text-style-name="P12" draw:layer="layout" svg:width="0.387cm" svg:height="0.773cm" svg:x="18.987cm" svg:y="8.98cm" svg:viewBox="0 0 388 774" svg:d="M0 0c56 20 108 48 156 84 78 60 140 139 181 229 1 4 3 8 5 11 40 95 54 199 41 301-6 51-19 101-38 149">
            <text:p/>
          </draw:path>
          <draw:path draw:style-name="gr22"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6" draw:text-style-name="P12" draw:layer="layout" svg:width="0.282cm" svg:height="0.562cm" svg:x="18.887cm" svg:y="9.146cm" svg:viewBox="0 0 283 563" svg:d="M0 0c40 15 79 35 113 61 58 44 103 101 132 167 2 3 2 5 3 8 30 69 41 144 31 219-4 37-14 73-28 108">
            <text:p/>
          </draw:path>
          <draw:path draw:style-name="gr116" draw:text-style-name="P12" draw:layer="layout" svg:width="0.159cm" svg:height="0.319cm" svg:x="18.796cm" svg:y="9.325cm" svg:viewBox="0 0 160 320" svg:d="M0 0c23 8 45 20 64 35 32 24 58 57 75 94 1 2 2 4 2 5 16 39 23 83 17 125-2 21-8 42-15 61">
            <text:p/>
          </draw:path>
        </draw:g>
        <draw:g>
          <draw:path draw:style-name="gr117"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2"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2" draw:text-style-name="P36" draw:layer="layout" svg:width="0.156cm" svg:height="0.091cm" svg:x="19.734cm" svg:y="12.383cm" svg:viewBox="0 0 157 92" svg:d="M0 13c27 27 55 53 82 79 26-26 50-52 75-79-49-20-102-15-157 0z">
            <text:p/>
          </draw:path>
          <draw:path draw:style-name="gr22" draw:text-style-name="P36" draw:layer="layout" svg:width="0.132cm" svg:height="0.353cm" svg:x="19.753cm" svg:y="12.516cm" svg:viewBox="0 0 133 354" svg:d="M67 0c22 101 44 200 66 301-23 17-46 36-68 53-22-17-43-36-65-53 23-101 45-200 67-301z">
            <text:p/>
          </draw:path>
        </draw:g>
        <draw:g>
          <draw:path draw:style-name="gr118"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3"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9" draw:text-style-name="P12" draw:layer="layout" svg:width="0.887cm" svg:height="0.682cm" svg:x="8.968cm" svg:y="3.137cm" svg:viewBox="0 0 888 683" svg:d="M0 0c0 227 0 456 0 683 296 0 592 0 888 0">
            <text:p/>
          </draw:path>
          <draw:path draw:style-name="gr60" draw:text-style-name="P12" draw:layer="layout" svg:width="0.635cm" svg:height="0.438cm" svg:x="9.103cm" svg:y="3.246cm" svg:viewBox="0 0 636 439" svg:d="M0 439c84-83 167-167 251-250 14 51 27 102 41 154 115-115 229-228 344-343">
            <text:p/>
          </draw:path>
          <draw:path draw:style-name="gr61" draw:text-style-name="P36" draw:layer="layout" svg:width="0.113cm" svg:height="0.115cm" svg:x="9.691cm" svg:y="3.175cm" svg:viewBox="0 0 114 116" svg:d="M0 37c26 26 53 53 80 79 11-38 22-78 34-116-38 12-76 24-114 37z">
            <text:p/>
          </draw:path>
        </draw:g>
        <draw:g>
          <draw:path draw:style-name="gr119"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5"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1"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20"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2"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2" draw:text-style-name="P36" draw:layer="layout" svg:width="0.231cm" svg:height="0.231cm" svg:x="7.681cm" svg:y="6.584cm" svg:viewBox="0 0 232 232" svg:d="M0 232c77-77 155-155 232-232-77 0-155 0-232 0 0 77 0 155 0 232z">
            <text:p/>
          </draw:path>
          <draw:path draw:style-name="gr121" draw:text-style-name="P79"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1" draw:text-style-name="P79"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1" draw:text-style-name="P79"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2"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3"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2"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4" draw:text-style-name="P80" draw:layer="layout" svg:width="0.511cm" svg:height="0.081cm" svg:x="9.207cm" svg:y="9.396cm" svg:viewBox="0 0 512 82" svg:d="M255 82c72 0 144 0 215 0 23 0 42-18 42-41s-19-41-42-41c-143 0-285 0-429 0-23 0-41 18-41 41s18 41 41 41c72 0 143 0 214 0z">
            <text:p/>
          </draw:path>
          <draw:path draw:style-name="gr124" draw:text-style-name="P80" draw:layer="layout" svg:width="0.327cm" svg:height="0.123cm" svg:x="9.296cm" svg:y="9.594cm" svg:viewBox="0 0 328 124" svg:d="M164 124c34 0 68 0 102 0s62-28 62-62c0-35-28-62-62-62-68 0-136 0-204 0-34 0-62 27-62 62 0 34 28 62 62 62s68 0 102 0z">
            <text:p/>
          </draw:path>
          <draw:path draw:style-name="gr124" draw:text-style-name="P80" draw:layer="layout" svg:width="0.418cm" svg:height="0.081cm" svg:x="9.252cm" svg:y="9.497cm" svg:viewBox="0 0 419 82" svg:d="M210 82c56 0 112 0 168 0 22 0 41-18 41-41s-19-41-41-41c-112 0-225 0-337 0-23 0-41 18-41 41s18 41 41 41c56 0 113 0 169 0z">
            <text:p/>
          </draw:path>
        </draw:g>
        <draw:g>
          <draw:path draw:style-name="gr122"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5"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6"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7" draw:text-style-name="P80" draw:layer="layout" svg:width="0.421cm" svg:height="0.426cm" svg:x="8.661cm" svg:y="11.955cm" svg:viewBox="0 0 422 427" svg:d="M0 0c8 0 16 1 24 1 72 4 144 26 206 65 25 17 50 36 72 58 29 31 55 65 74 102 32 63 47 132 46 201-140-3-279-6-419-8 0-140-2-279-3-419z">
            <text:p/>
          </draw:path>
        </draw:g>
        <draw:frame presentation:style-name="pr21" draw:text-style-name="P81" draw:layer="layout" svg:width="4.023cm" svg:height="1.813cm" svg:x="3.35cm" svg:y="2.052cm" presentation:class="title" presentation:user-transformed="true">
          <draw:text-box>
            <text:p text:style-name="P23"><text:span text:style-name="T29">Ipsum 01</text:span></text:p>
          </draw:text-box>
        </draw:frame>
        <draw:frame presentation:style-name="pr21" draw:text-style-name="P82" draw:layer="layout" svg:width="4.023cm" svg:height="1.813cm" svg:x="2.322cm" svg:y="4.763cm" presentation:class="title" presentation:user-transformed="true">
          <draw:text-box>
            <text:p text:style-name="P23"><text:span text:style-name="T30">Ipsum 02</text:span></text:p>
          </draw:text-box>
        </draw:frame>
        <draw:frame presentation:style-name="pr21" draw:text-style-name="P83" draw:layer="layout" svg:width="4.022cm" svg:height="1.813cm" svg:x="12.176cm" svg:y="6.854cm" presentation:class="title" presentation:user-transformed="true">
          <draw:text-box>
            <text:p><text:span text:style-name="T29">Lorem</text:span></text:p>
          </draw:text-box>
        </draw:frame>
        <draw:frame presentation:style-name="pr30" draw:text-style-name="P84"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4"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1" draw:text-style-name="P82" draw:layer="layout" svg:width="4.023cm" svg:height="1.813cm" svg:x="3.062cm" svg:y="7.529cm" presentation:class="title" presentation:user-transformed="true">
          <draw:text-box>
            <text:p text:style-name="P23"><text:span text:style-name="T30">Ipsum 03</text:span></text:p>
          </draw:text-box>
        </draw:frame>
        <draw:frame presentation:style-name="pr21" draw:text-style-name="P82"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4"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4"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1" draw:text-style-name="P85"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1" draw:text-style-name="P85"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6"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6"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1" draw:text-style-name="P85" draw:layer="layout" svg:width="4.022cm" svg:height="1.813cm" svg:x="20.93cm" svg:y="7.937cm" presentation:class="title" presentation:user-transformed="true">
          <draw:text-box>
            <text:p text:style-name="P5"><text:span text:style-name="T30">Ipsum 03</text:span></text:p>
          </draw:text-box>
        </draw:frame>
        <draw:frame presentation:style-name="pr21" draw:text-style-name="P85"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6"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6"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5" presentation:class="page"/>
          <draw:frame presentation:style-name="pr20" draw:text-style-name="P9" draw:layer="layout" svg:width="16.799cm" svg:height="13.364cm" svg:x="2.1cm" svg:y="14.107cm" presentation:class="notes" presentation:placeholder="true">
            <draw:text-box/>
          </draw:frame>
        </presentation:notes>
      </draw:page>
      <draw:page draw:name="page16" draw:style-name="dp1" draw:master-page-name="List_20_Content">
        <office:forms form:automatic-focus="false" form:apply-design-mode="false"/>
        <draw:g>
          <draw:path draw:style-name="gr88"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20"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8" draw:text-style-name="P12" draw:layer="layout" svg:width="0.062cm" svg:height="0.22cm" svg:x="3.126cm" svg:y="5.11cm" svg:viewBox="0 0 63 221" svg:d="M63 0c-21 0-42 0-63 0 0 74 0 147 0 221">
            <text:p/>
          </draw:path>
          <draw:path draw:style-name="gr128" draw:text-style-name="P12" draw:layer="layout" svg:width="0.213cm" svg:height="0.041cm" svg:x="2.912cm" svg:y="5.551cm" svg:viewBox="0 0 214 42" svg:d="M214 0c0 1 0 3 0 4-73 2-145 15-214 38">
            <text:p/>
          </draw:path>
          <draw:path draw:style-name="gr128" draw:text-style-name="P12" draw:layer="layout" svg:width="0.162cm" svg:height="0.148cm" svg:x="2.553cm" svg:y="5.691cm" svg:viewBox="0 0 163 149" svg:d="M163 0c-61 42-115 92-163 149">
            <text:p/>
          </draw:path>
          <draw:path draw:style-name="gr128" draw:text-style-name="P12" draw:layer="layout" svg:width="0.067cm" svg:height="0.209cm" svg:x="2.368cm" svg:y="6.026cm" svg:viewBox="0 0 68 210" svg:d="M68 0c-31 67-54 137-68 210">
            <text:p/>
          </draw:path>
          <draw:path draw:style-name="gr128" draw:text-style-name="P12" draw:layer="layout" svg:width="0.039cm" svg:height="0.215cm" svg:x="2.354cm" svg:y="6.456cm" svg:viewBox="0 0 40 216" svg:d="M0 0c5 73 18 146 40 216">
            <text:p/>
          </draw:path>
          <draw:path draw:style-name="gr128" draw:text-style-name="P12" draw:layer="layout" svg:width="0.138cm" svg:height="0.169cm" svg:x="2.486cm" svg:y="6.872cm" svg:viewBox="0 0 139 170" svg:d="M0 0c39 64 86 121 139 170">
            <text:p/>
          </draw:path>
          <draw:path draw:style-name="gr128" draw:text-style-name="P12" draw:layer="layout" svg:width="0.207cm" svg:height="0.07cm" svg:x="2.806cm" svg:y="7.169cm" svg:viewBox="0 0 208 71" svg:d="M0 0c66 33 136 57 208 71">
            <text:p/>
          </draw:path>
          <draw:path draw:style-name="gr128" draw:text-style-name="P12" draw:layer="layout" svg:width="0cm" svg:height="0.218cm" svg:x="3.126cm" svg:y="7.36cm" svg:viewBox="0 0 1 219" svg:d="M0 0c0 73 0 146 0 219h1">
            <text:p/>
          </draw:path>
          <draw:path draw:style-name="gr128" draw:text-style-name="P12" draw:layer="layout" svg:width="0.219cm" svg:height="0cm" svg:x="3.348cm" svg:y="7.579cm" svg:viewBox="0 0 220 0" svg:d="M0 0c73 0 147 0 220 0">
            <text:p/>
          </draw:path>
          <draw:path draw:style-name="gr128" draw:text-style-name="P12" draw:layer="layout" svg:width="0.22cm" svg:height="0cm" svg:x="3.789cm" svg:y="7.579cm" svg:viewBox="0 0 221 0" svg:d="M0 0c74 0 147 0 221 0">
            <text:p/>
          </draw:path>
          <draw:path draw:style-name="gr128" draw:text-style-name="P12" draw:layer="layout" svg:width="0.22cm" svg:height="0cm" svg:x="4.23cm" svg:y="7.579cm" svg:viewBox="0 0 221 0" svg:d="M0 0c74 0 147 0 221 0">
            <text:p/>
          </draw:path>
          <draw:path draw:style-name="gr128" draw:text-style-name="P12" draw:layer="layout" svg:width="0.22cm" svg:height="0cm" svg:x="4.672cm" svg:y="7.579cm" svg:viewBox="0 0 221 0" svg:d="M0 0c74 0 147 0 221 0">
            <text:p/>
          </draw:path>
          <draw:path draw:style-name="gr128" draw:text-style-name="P12" draw:layer="layout" svg:width="0.22cm" svg:height="0cm" svg:x="5.113cm" svg:y="7.579cm" svg:viewBox="0 0 221 0" svg:d="M0 0c74 0 147 0 221 0">
            <text:p/>
          </draw:path>
          <draw:path draw:style-name="gr128" draw:text-style-name="P12" draw:layer="layout" svg:width="0.22cm" svg:height="0cm" svg:x="5.555cm" svg:y="7.579cm" svg:viewBox="0 0 221 0" svg:d="M0 0c74 0 147 0 221 0">
            <text:p/>
          </draw:path>
          <draw:path draw:style-name="gr128" draw:text-style-name="P12" draw:layer="layout" svg:width="0.22cm" svg:height="0cm" svg:x="5.996cm" svg:y="7.579cm" svg:viewBox="0 0 221 0" svg:d="M0 0c74 0 147 0 221 0">
            <text:p/>
          </draw:path>
          <draw:path draw:style-name="gr128" draw:text-style-name="P12" draw:layer="layout" svg:width="0.219cm" svg:height="0cm" svg:x="6.438cm" svg:y="7.579cm" svg:viewBox="0 0 220 0" svg:d="M0 0c73 0 147 0 220 0">
            <text:p/>
          </draw:path>
          <draw:path draw:style-name="gr128" draw:text-style-name="P12" draw:layer="layout" svg:width="0.22cm" svg:height="0cm" svg:x="6.879cm" svg:y="7.579cm" svg:viewBox="0 0 221 0" svg:d="M0 0c74 0 147 0 221 0">
            <text:p/>
          </draw:path>
          <draw:path draw:style-name="gr128" draw:text-style-name="P12" draw:layer="layout" svg:width="0.219cm" svg:height="0cm" svg:x="7.321cm" svg:y="7.579cm" svg:viewBox="0 0 220 0" svg:d="M0 0c73 0 147 0 220 0">
            <text:p/>
          </draw:path>
          <draw:path draw:style-name="gr128" draw:text-style-name="P12" draw:layer="layout" svg:width="0.22cm" svg:height="0cm" svg:x="7.762cm" svg:y="7.579cm" svg:viewBox="0 0 221 0" svg:d="M0 0c74 0 147 0 221 0">
            <text:p/>
          </draw:path>
          <draw:path draw:style-name="gr128" draw:text-style-name="P12" draw:layer="layout" svg:width="0.219cm" svg:height="0cm" svg:x="8.204cm" svg:y="7.579cm" svg:viewBox="0 0 220 0" svg:d="M0 0c73 0 147 0 220 0">
            <text:p/>
          </draw:path>
          <draw:path draw:style-name="gr128" draw:text-style-name="P12" draw:layer="layout" svg:width="0.22cm" svg:height="0cm" svg:x="8.645cm" svg:y="7.579cm" svg:viewBox="0 0 221 0" svg:d="M0 0c74 0 147 0 221 0">
            <text:p/>
          </draw:path>
          <draw:path draw:style-name="gr128" draw:text-style-name="P12" draw:layer="layout" svg:width="0.123cm" svg:height="0.096cm" svg:x="9.086cm" svg:y="7.482cm" svg:viewBox="0 0 124 97" svg:d="M0 97c41 0 83 0 124 0 0-32 0-65 0-97">
            <text:p/>
          </draw:path>
          <draw:path draw:style-name="gr128" draw:text-style-name="P12" draw:layer="layout" svg:width="0.219cm" svg:height="0cm" draw:transform="rotate (1.5707963267949) translate (9.2097091747382cm 7.26052463492064cm)" svg:viewBox="0 0 220 0" svg:d="M0 0c73 0 147 0 220 0">
            <text:p/>
          </draw:path>
          <draw:path draw:style-name="gr128" draw:text-style-name="P12" draw:layer="layout" svg:width="0.096cm" svg:height="0.155cm" svg:x="9.21cm" svg:y="6.664cm" svg:viewBox="0 0 97 156" svg:d="M0 156c0-39 0-77 0-116 32-13 65-27 97-40">
            <text:p/>
          </draw:path>
          <draw:path draw:style-name="gr128" draw:text-style-name="P12" draw:layer="layout" svg:width="0.221cm" svg:height="0cm" draw:transform="rotate (0.388859357344337) translate (9.51069679427524cm 6.58056384978098cm)" svg:viewBox="0 0 222 0" svg:d="M0 0c74 0 148 0 222 0">
            <text:p/>
          </draw:path>
          <draw:path draw:style-name="gr128" draw:text-style-name="P12" draw:layer="layout" svg:width="0.119cm" svg:height="0.085cm" svg:x="9.92cm" svg:y="6.327cm" svg:viewBox="0 0 120 86" svg:d="M0 86c40-16 80-33 120-49-28-12-55-25-83-37">
            <text:p/>
          </draw:path>
          <draw:path draw:style-name="gr128" draw:text-style-name="P12" draw:layer="layout" svg:width="0.22cm" svg:height="-0.001cm" draw:transform="rotate (2.72655335746554) translate (9.75468568478925cm 6.23759869018304cm)" svg:viewBox="0 0 221 0" svg:d="M0 0c74 0 147 0 221 0">
            <text:p/>
          </draw:path>
          <draw:path draw:style-name="gr128" draw:text-style-name="P12" draw:layer="layout" svg:width="0.14cm" svg:height="0.127cm" svg:x="9.21cm" svg:y="5.932cm" svg:viewBox="0 0 141 128" svg:d="M141 128c-47-21-94-41-141-62 0-22 0-44 0-66">
            <text:p/>
          </draw:path>
          <draw:path draw:style-name="gr128" draw:text-style-name="P12" draw:layer="layout" svg:width="0.22cm" svg:height="0cm" draw:transform="rotate (1.5707963267949) translate (9.2097091747382cm 5.71062304761905cm)" svg:viewBox="0 0 221 0" svg:d="M0 0c74 0 147 0 221 0">
            <text:p/>
          </draw:path>
          <draw:path draw:style-name="gr128" draw:text-style-name="P12" draw:layer="layout" svg:width="0.06cm" svg:height="0.159cm" svg:x="9.149cm" svg:y="5.11cm" svg:viewBox="0 0 61 160" svg:d="M61 160c0-53 0-107 0-160-20 0-41 0-61 0">
            <text:p/>
          </draw:path>
        </draw:g>
        <draw:g>
          <draw:path draw:style-name="gr129"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30"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1" draw:text-style-name="P12" draw:layer="layout" svg:width="0.063cm" svg:height="0.219cm" svg:x="3.115cm" svg:y="8.309cm" svg:viewBox="0 0 64 220" svg:d="M64 0c-21 0-43 0-64 0 0 73 0 147 0 220">
            <text:p/>
          </draw:path>
          <draw:path draw:style-name="gr131" draw:text-style-name="P12" draw:layer="layout" svg:width="0.212cm" svg:height="0.041cm" svg:x="2.902cm" svg:y="8.75cm" svg:viewBox="0 0 213 42" svg:d="M213 0c0 1 0 3 0 4-73 2-145 15-213 38">
            <text:p/>
          </draw:path>
          <draw:path draw:style-name="gr131" draw:text-style-name="P12" draw:layer="layout" svg:width="0.161cm" svg:height="0.148cm" svg:x="2.543cm" svg:y="8.89cm" svg:viewBox="0 0 162 149" svg:d="M162 0c-60 42-115 92-162 149">
            <text:p/>
          </draw:path>
          <draw:path draw:style-name="gr131" draw:text-style-name="P12" draw:layer="layout" svg:width="0.066cm" svg:height="0.209cm" svg:x="2.358cm" svg:y="9.225cm" svg:viewBox="0 0 67 210" svg:d="M67 0c-31 67-54 137-67 210">
            <text:p/>
          </draw:path>
          <draw:path draw:style-name="gr131" draw:text-style-name="P12" draw:layer="layout" svg:width="0.039cm" svg:height="0.216cm" svg:x="2.343cm" svg:y="9.654cm" svg:viewBox="0 0 40 217" svg:d="M0 0c5 74 18 147 40 217">
            <text:p/>
          </draw:path>
          <draw:path draw:style-name="gr131" draw:text-style-name="P12" draw:layer="layout" svg:width="0.139cm" svg:height="0.169cm" svg:x="2.475cm" svg:y="10.071cm" svg:viewBox="0 0 140 170" svg:d="M0 0c39 63 86 121 140 170">
            <text:p/>
          </draw:path>
          <draw:path draw:style-name="gr131" draw:text-style-name="P12" draw:layer="layout" svg:width="0.207cm" svg:height="0.069cm" svg:x="2.795cm" svg:y="10.368cm" svg:viewBox="0 0 208 70" svg:d="M0 0c66 33 136 57 208 70">
            <text:p/>
          </draw:path>
          <draw:path draw:style-name="gr131" draw:text-style-name="P12" draw:layer="layout" svg:width="0cm" svg:height="0.218cm" svg:x="3.115cm" svg:y="10.559cm" svg:viewBox="0 0 1 219" svg:d="M0 0c0 73 0 146 0 219h1">
            <text:p/>
          </draw:path>
          <draw:path draw:style-name="gr131" draw:text-style-name="P12" draw:layer="layout" svg:width="0.219cm" svg:height="0cm" svg:x="3.337cm" svg:y="10.778cm" svg:viewBox="0 0 220 0" svg:d="M0 0c73 0 147 0 220 0">
            <text:p/>
          </draw:path>
          <draw:path draw:style-name="gr131" draw:text-style-name="P12" draw:layer="layout" svg:width="0.22cm" svg:height="0cm" svg:x="3.778cm" svg:y="10.778cm" svg:viewBox="0 0 221 0" svg:d="M0 0c74 0 147 0 221 0">
            <text:p/>
          </draw:path>
          <draw:path draw:style-name="gr131" draw:text-style-name="P12" draw:layer="layout" svg:width="0.219cm" svg:height="0cm" svg:x="4.22cm" svg:y="10.778cm" svg:viewBox="0 0 220 0" svg:d="M0 0c73 0 147 0 220 0">
            <text:p/>
          </draw:path>
          <draw:path draw:style-name="gr131" draw:text-style-name="P12" draw:layer="layout" svg:width="0.22cm" svg:height="0cm" svg:x="4.661cm" svg:y="10.778cm" svg:viewBox="0 0 221 0" svg:d="M0 0c74 0 147 0 221 0">
            <text:p/>
          </draw:path>
          <draw:path draw:style-name="gr131" draw:text-style-name="P12" draw:layer="layout" svg:width="0.219cm" svg:height="0cm" svg:x="5.103cm" svg:y="10.778cm" svg:viewBox="0 0 220 0" svg:d="M0 0c73 0 147 0 220 0">
            <text:p/>
          </draw:path>
          <draw:path draw:style-name="gr131" draw:text-style-name="P12" draw:layer="layout" svg:width="0.22cm" svg:height="0cm" svg:x="5.544cm" svg:y="10.778cm" svg:viewBox="0 0 221 0" svg:d="M0 0c74 0 147 0 221 0">
            <text:p/>
          </draw:path>
          <draw:path draw:style-name="gr131" draw:text-style-name="P12" draw:layer="layout" svg:width="0.22cm" svg:height="0cm" svg:x="5.985cm" svg:y="10.778cm" svg:viewBox="0 0 221 0" svg:d="M0 0c74 0 147 0 221 0">
            <text:p/>
          </draw:path>
          <draw:path draw:style-name="gr131" draw:text-style-name="P12" draw:layer="layout" svg:width="0.22cm" svg:height="0cm" svg:x="6.427cm" svg:y="10.778cm" svg:viewBox="0 0 221 0" svg:d="M0 0c74 0 147 0 221 0">
            <text:p/>
          </draw:path>
          <draw:path draw:style-name="gr131" draw:text-style-name="P12" draw:layer="layout" svg:width="0.22cm" svg:height="0cm" svg:x="6.868cm" svg:y="10.778cm" svg:viewBox="0 0 221 0" svg:d="M0 0c74 0 147 0 221 0">
            <text:p/>
          </draw:path>
          <draw:path draw:style-name="gr131" draw:text-style-name="P12" draw:layer="layout" svg:width="0.22cm" svg:height="0cm" svg:x="7.31cm" svg:y="10.778cm" svg:viewBox="0 0 221 0" svg:d="M0 0c74 0 147 0 221 0">
            <text:p/>
          </draw:path>
          <draw:path draw:style-name="gr131" draw:text-style-name="P12" draw:layer="layout" svg:width="0.22cm" svg:height="0cm" svg:x="7.751cm" svg:y="10.778cm" svg:viewBox="0 0 221 0" svg:d="M0 0c74 0 147 0 221 0">
            <text:p/>
          </draw:path>
          <draw:path draw:style-name="gr131" draw:text-style-name="P12" draw:layer="layout" svg:width="0.219cm" svg:height="0cm" svg:x="8.193cm" svg:y="10.778cm" svg:viewBox="0 0 220 0" svg:d="M0 0c73 0 147 0 220 0">
            <text:p/>
          </draw:path>
          <draw:path draw:style-name="gr131" draw:text-style-name="P12" draw:layer="layout" svg:width="0.22cm" svg:height="0cm" svg:x="8.634cm" svg:y="10.778cm" svg:viewBox="0 0 221 0" svg:d="M0 0c74 0 147 0 221 0">
            <text:p/>
          </draw:path>
          <draw:path draw:style-name="gr131" draw:text-style-name="P12" draw:layer="layout" svg:width="0.122cm" svg:height="0.096cm" svg:x="9.076cm" svg:y="10.681cm" svg:viewBox="0 0 123 97" svg:d="M0 97c41 0 82 0 123 0 0-32 0-65 0-97">
            <text:p/>
          </draw:path>
          <draw:path draw:style-name="gr131" draw:text-style-name="P12" draw:layer="layout" svg:width="0.219cm" svg:height="0cm" draw:transform="rotate (1.5707963267949) translate (9.1987095678902cm 10.4603341587302cm)" svg:viewBox="0 0 220 0" svg:d="M0 0c73 0 147 0 220 0">
            <text:p/>
          </draw:path>
          <draw:path draw:style-name="gr131" draw:text-style-name="P12" draw:layer="layout" svg:width="0.096cm" svg:height="0.155cm" svg:x="9.199cm" svg:y="9.863cm" svg:viewBox="0 0 97 156" svg:d="M0 156c0-39 0-77 0-116 32-13 65-27 97-40">
            <text:p/>
          </draw:path>
          <draw:path draw:style-name="gr131" draw:text-style-name="P12" draw:layer="layout" svg:width="0.221cm" svg:height="0cm" draw:transform="rotate (0.388859357344337) translate (9.49969718742724cm 9.78037337359051cm)" svg:viewBox="0 0 222 0" svg:d="M0 0c74 0 148 0 222 0">
            <text:p/>
          </draw:path>
          <draw:path draw:style-name="gr131" draw:text-style-name="P12" draw:layer="layout" svg:width="0.119cm" svg:height="0.085cm" svg:x="9.909cm" svg:y="9.526cm" svg:viewBox="0 0 120 86" svg:d="M0 86c40-16 80-33 120-49-28-12-55-25-83-37">
            <text:p/>
          </draw:path>
          <draw:path draw:style-name="gr131" draw:text-style-name="P12" draw:layer="layout" svg:width="0.22cm" svg:height="-0.001cm" draw:transform="rotate (2.72655335746554) translate (9.74368607794126cm 9.43740821399256cm)" svg:viewBox="0 0 221 0" svg:d="M0 0c74 0 147 0 221 0">
            <text:p/>
          </draw:path>
          <draw:path draw:style-name="gr131" draw:text-style-name="P12" draw:layer="layout" svg:width="0.14cm" svg:height="0.127cm" svg:x="9.199cm" svg:y="9.131cm" svg:viewBox="0 0 141 128" svg:d="M141 128c-47-21-94-41-141-62 0-22 0-44 0-66">
            <text:p/>
          </draw:path>
          <draw:path draw:style-name="gr131" draw:text-style-name="P12" draw:layer="layout" svg:width="0.22cm" svg:height="0cm" draw:transform="rotate (1.5707963267949) translate (9.1987095678902cm 8.91043257142857cm)" svg:viewBox="0 0 221 0" svg:d="M0 0c74 0 147 0 221 0">
            <text:p/>
          </draw:path>
          <draw:path draw:style-name="gr131" draw:text-style-name="P12" draw:layer="layout" svg:width="0.06cm" svg:height="0.159cm" svg:x="9.138cm" svg:y="8.309cm" svg:viewBox="0 0 61 160" svg:d="M61 160c0-53 0-107 0-160-20 0-41 0-61 0">
            <text:p/>
          </draw:path>
          <draw:path draw:style-name="gr131" draw:text-style-name="P12" draw:layer="layout" svg:width="0.219cm" svg:height="0cm" svg:x="8.917cm" svg:y="8.309cm" svg:viewBox="0 0 220 0" svg:d="M0 0c73 0 147 0 220 0">
            <text:p/>
          </draw:path>
          <draw:path draw:style-name="gr131" draw:text-style-name="P12" draw:layer="layout" svg:width="0.22cm" svg:height="0cm" svg:x="8.476cm" svg:y="8.309cm" svg:viewBox="0 0 221 0" svg:d="M0 0c74 0 147 0 221 0">
            <text:p/>
          </draw:path>
          <draw:path draw:style-name="gr131" draw:text-style-name="P12" draw:layer="layout" svg:width="0.22cm" svg:height="0cm" svg:x="8.035cm" svg:y="8.309cm" svg:viewBox="0 0 221 0" svg:d="M0 0c74 0 147 0 221 0">
            <text:p/>
          </draw:path>
          <draw:path draw:style-name="gr131" draw:text-style-name="P12" draw:layer="layout" svg:width="0.22cm" svg:height="0cm" svg:x="7.593cm" svg:y="8.309cm" svg:viewBox="0 0 221 0" svg:d="M0 0c74 0 147 0 221 0">
            <text:p/>
          </draw:path>
          <draw:path draw:style-name="gr131" draw:text-style-name="P12" draw:layer="layout" svg:width="0.22cm" svg:height="0cm" svg:x="7.152cm" svg:y="8.309cm" svg:viewBox="0 0 221 0" svg:d="M0 0c74 0 147 0 221 0">
            <text:p/>
          </draw:path>
          <draw:path draw:style-name="gr131" draw:text-style-name="P12" draw:layer="layout" svg:width="0.22cm" svg:height="0cm" svg:x="6.71cm" svg:y="8.309cm" svg:viewBox="0 0 221 0" svg:d="M0 0c74 0 147 0 221 0">
            <text:p/>
          </draw:path>
          <draw:path draw:style-name="gr131" draw:text-style-name="P12" draw:layer="layout" svg:width="0.22cm" svg:height="0cm" svg:x="6.269cm" svg:y="8.309cm" svg:viewBox="0 0 221 0" svg:d="M0 0c74 0 147 0 221 0">
            <text:p/>
          </draw:path>
          <draw:path draw:style-name="gr131" draw:text-style-name="P12" draw:layer="layout" svg:width="0.219cm" svg:height="0cm" svg:x="5.827cm" svg:y="8.309cm" svg:viewBox="0 0 220 0" svg:d="M0 0c73 0 147 0 220 0">
            <text:p/>
          </draw:path>
          <draw:path draw:style-name="gr131" draw:text-style-name="P12" draw:layer="layout" svg:width="0.22cm" svg:height="0cm" svg:x="5.386cm" svg:y="8.309cm" svg:viewBox="0 0 221 0" svg:d="M0 0c74 0 147 0 221 0">
            <text:p/>
          </draw:path>
          <draw:path draw:style-name="gr131" draw:text-style-name="P12" draw:layer="layout" svg:width="0.219cm" svg:height="0cm" svg:x="4.944cm" svg:y="8.309cm" svg:viewBox="0 0 220 0" svg:d="M0 0c73 0 147 0 220 0">
            <text:p/>
          </draw:path>
          <draw:path draw:style-name="gr131" draw:text-style-name="P12" draw:layer="layout" svg:width="0.22cm" svg:height="0cm" svg:x="4.503cm" svg:y="8.309cm" svg:viewBox="0 0 221 0" svg:d="M0 0c74 0 147 0 221 0">
            <text:p/>
          </draw:path>
          <draw:path draw:style-name="gr131" draw:text-style-name="P12" draw:layer="layout" svg:width="0.219cm" svg:height="0cm" svg:x="4.061cm" svg:y="8.309cm" svg:viewBox="0 0 220 0" svg:d="M0 0c73 0 147 0 220 0">
            <text:p/>
          </draw:path>
          <draw:path draw:style-name="gr131" draw:text-style-name="P12" draw:layer="layout" svg:width="0.22cm" svg:height="0cm" svg:x="3.62cm" svg:y="8.309cm" svg:viewBox="0 0 221 0" svg:d="M0 0c74 0 147 0 221 0">
            <text:p/>
          </draw:path>
        </draw:g>
        <draw:g>
          <draw:path draw:style-name="gr132"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3"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4" draw:text-style-name="P12" draw:layer="layout" svg:width="0.063cm" svg:height="0.219cm" svg:x="3.136cm" svg:y="11.509cm" svg:viewBox="0 0 64 220" svg:d="M64 0c-21 0-43 0-64 0 0 73 0 147 0 220">
            <text:p/>
          </draw:path>
          <draw:path draw:style-name="gr134" draw:text-style-name="P12" draw:layer="layout" svg:width="0.212cm" svg:height="0.041cm" svg:x="2.923cm" svg:y="11.95cm" svg:viewBox="0 0 213 42" svg:d="M213 0c0 1 0 2 0 3-72 3-144 16-213 39">
            <text:p/>
          </draw:path>
          <draw:path draw:style-name="gr134" draw:text-style-name="P12" draw:layer="layout" svg:width="0.161cm" svg:height="0.148cm" svg:x="2.564cm" svg:y="12.09cm" svg:viewBox="0 0 162 149" svg:d="M162 0c-60 42-114 92-162 149">
            <text:p/>
          </draw:path>
          <draw:path draw:style-name="gr134" draw:text-style-name="P12" draw:layer="layout" svg:width="0.066cm" svg:height="0.209cm" svg:x="2.379cm" svg:y="12.425cm" svg:viewBox="0 0 67 210" svg:d="M67 0c-31 67-53 137-67 210">
            <text:p/>
          </draw:path>
          <draw:path draw:style-name="gr134" draw:text-style-name="P12" draw:layer="layout" svg:width="0.039cm" svg:height="0.216cm" svg:x="2.365cm" svg:y="12.854cm" svg:viewBox="0 0 40 217" svg:d="M0 0c4 74 18 147 40 217">
            <text:p/>
          </draw:path>
          <draw:path draw:style-name="gr134" draw:text-style-name="P12" draw:layer="layout" svg:width="0.139cm" svg:height="0.169cm" svg:x="2.496cm" svg:y="13.271cm" svg:viewBox="0 0 140 170" svg:d="M0 0c40 63 87 120 140 170">
            <text:p/>
          </draw:path>
          <draw:path draw:style-name="gr134" draw:text-style-name="P12" draw:layer="layout" svg:width="0.207cm" svg:height="0.069cm" svg:x="2.816cm" svg:y="13.568cm" svg:viewBox="0 0 208 70" svg:d="M0 0c66 33 136 57 208 70">
            <text:p/>
          </draw:path>
          <draw:path draw:style-name="gr134" draw:text-style-name="P12" draw:layer="layout" svg:width="0cm" svg:height="0.218cm" svg:x="3.136cm" svg:y="13.759cm" svg:viewBox="0 0 1 219" svg:d="M0 0c0 73 0 146 0 219h1">
            <text:p/>
          </draw:path>
          <draw:path draw:style-name="gr134" draw:text-style-name="P12" draw:layer="layout" svg:width="0.22cm" svg:height="0cm" svg:x="3.358cm" svg:y="13.978cm" svg:viewBox="0 0 221 0" svg:d="M0 0c74 0 147 0 221 0">
            <text:p/>
          </draw:path>
          <draw:path draw:style-name="gr134" draw:text-style-name="P12" draw:layer="layout" svg:width="0.219cm" svg:height="0cm" svg:x="3.8cm" svg:y="13.978cm" svg:viewBox="0 0 220 0" svg:d="M0 0c73 0 147 0 220 0">
            <text:p/>
          </draw:path>
          <draw:path draw:style-name="gr134" draw:text-style-name="P12" draw:layer="layout" svg:width="0.22cm" svg:height="0cm" svg:x="4.241cm" svg:y="13.978cm" svg:viewBox="0 0 221 0" svg:d="M0 0c74 0 147 0 221 0">
            <text:p/>
          </draw:path>
          <draw:path draw:style-name="gr134" draw:text-style-name="P12" draw:layer="layout" svg:width="0.219cm" svg:height="0cm" svg:x="4.683cm" svg:y="13.978cm" svg:viewBox="0 0 220 0" svg:d="M0 0c73 0 147 0 220 0">
            <text:p/>
          </draw:path>
          <draw:path draw:style-name="gr134" draw:text-style-name="P12" draw:layer="layout" svg:width="0.22cm" svg:height="0cm" svg:x="5.124cm" svg:y="13.978cm" svg:viewBox="0 0 221 0" svg:d="M0 0c74 0 147 0 221 0">
            <text:p/>
          </draw:path>
          <draw:path draw:style-name="gr134" draw:text-style-name="P12" draw:layer="layout" svg:width="0.22cm" svg:height="0cm" svg:x="5.565cm" svg:y="13.978cm" svg:viewBox="0 0 221 0" svg:d="M0 0c74 0 147 0 221 0">
            <text:p/>
          </draw:path>
          <draw:path draw:style-name="gr134" draw:text-style-name="P12" draw:layer="layout" svg:width="0.22cm" svg:height="0cm" svg:x="6.007cm" svg:y="13.978cm" svg:viewBox="0 0 221 0" svg:d="M0 0c74 0 147 0 221 0">
            <text:p/>
          </draw:path>
          <draw:path draw:style-name="gr134" draw:text-style-name="P12" draw:layer="layout" svg:width="0.22cm" svg:height="0cm" svg:x="6.448cm" svg:y="13.978cm" svg:viewBox="0 0 221 0" svg:d="M0 0c74 0 147 0 221 0">
            <text:p/>
          </draw:path>
          <draw:path draw:style-name="gr134" draw:text-style-name="P12" draw:layer="layout" svg:width="0.22cm" svg:height="0cm" svg:x="6.89cm" svg:y="13.978cm" svg:viewBox="0 0 221 0" svg:d="M0 0c74 0 147 0 221 0">
            <text:p/>
          </draw:path>
          <draw:path draw:style-name="gr134" draw:text-style-name="P12" draw:layer="layout" svg:width="0.22cm" svg:height="0cm" svg:x="7.331cm" svg:y="13.978cm" svg:viewBox="0 0 221 0" svg:d="M0 0c74 0 147 0 221 0">
            <text:p/>
          </draw:path>
          <draw:path draw:style-name="gr134" draw:text-style-name="P12" draw:layer="layout" svg:width="0.219cm" svg:height="0cm" svg:x="7.773cm" svg:y="13.978cm" svg:viewBox="0 0 220 0" svg:d="M0 0c73 0 147 0 220 0">
            <text:p/>
          </draw:path>
          <draw:path draw:style-name="gr134" draw:text-style-name="P12" draw:layer="layout" svg:width="0.22cm" svg:height="0cm" svg:x="8.214cm" svg:y="13.978cm" svg:viewBox="0 0 221 0" svg:d="M0 0c74 0 147 0 221 0">
            <text:p/>
          </draw:path>
          <draw:path draw:style-name="gr134" draw:text-style-name="P12" draw:layer="layout" svg:width="0.219cm" svg:height="0cm" svg:x="8.656cm" svg:y="13.978cm" svg:viewBox="0 0 220 0" svg:d="M0 0c73 0 147 0 220 0">
            <text:p/>
          </draw:path>
          <draw:path draw:style-name="gr134" draw:text-style-name="P12" draw:layer="layout" svg:width="0.123cm" svg:height="0.096cm" svg:x="9.097cm" svg:y="13.881cm" svg:viewBox="0 0 124 97" svg:d="M0 97c41 0 83 0 124 0 0-32 0-65 0-97">
            <text:p/>
          </draw:path>
          <draw:path draw:style-name="gr134" draw:text-style-name="P12" draw:layer="layout" svg:width="0.219cm" svg:height="0cm" draw:transform="rotate (1.5707963267949) translate (9.22070878158619cm 13.6601436825397cm)" svg:viewBox="0 0 220 0" svg:d="M0 0c73 0 147 0 220 0">
            <text:p/>
          </draw:path>
          <draw:path draw:style-name="gr134" draw:text-style-name="P12" draw:layer="layout" svg:width="0.096cm" svg:height="0.155cm" svg:x="9.221cm" svg:y="13.063cm" svg:viewBox="0 0 97 156" svg:d="M0 156c0-39 0-77 0-116 32-13 65-27 97-40">
            <text:p/>
          </draw:path>
          <draw:path draw:style-name="gr134" draw:text-style-name="P12" draw:layer="layout" svg:width="0.219cm" svg:height="0cm" draw:transform="rotate (0.386415896391545) translate (9.52169802351764cm 12.9791869206349cm)" svg:viewBox="0 0 220 0" svg:d="M0 0c73 0 147 0 220 0">
            <text:p/>
          </draw:path>
          <draw:path draw:style-name="gr134" draw:text-style-name="P12" draw:layer="layout" svg:width="0.12cm" svg:height="0.085cm" svg:x="9.93cm" svg:y="12.726cm" svg:viewBox="0 0 121 86" svg:d="M0 86c40-16 81-33 121-49-28-12-55-25-83-37">
            <text:p/>
          </draw:path>
          <draw:path draw:style-name="gr134" draw:text-style-name="P12" draw:layer="layout" svg:width="0.22cm" svg:height="-0.001cm" draw:transform="rotate (2.72655335746554) translate (9.76568529163725cm 12.6372177378021cm)" svg:viewBox="0 0 221 0" svg:d="M0 0c74 0 147 0 221 0">
            <text:p/>
          </draw:path>
          <draw:path draw:style-name="gr134" draw:text-style-name="P12" draw:layer="layout" svg:width="0.14cm" svg:height="0.127cm" svg:x="9.221cm" svg:y="12.331cm" svg:viewBox="0 0 141 128" svg:d="M141 128c-47-21-94-41-141-62 0-22 0-44 0-66">
            <text:p/>
          </draw:path>
          <draw:path draw:style-name="gr134" draw:text-style-name="P12" draw:layer="layout" svg:width="0.22cm" svg:height="0cm" draw:transform="rotate (1.5707963267949) translate (9.22070878158619cm 12.1102420952381cm)" svg:viewBox="0 0 221 0" svg:d="M0 0c74 0 147 0 221 0">
            <text:p/>
          </draw:path>
          <draw:path draw:style-name="gr134" draw:text-style-name="P12" draw:layer="layout" svg:width="0.06cm" svg:height="0.158cm" svg:x="9.16cm" svg:y="11.509cm" svg:viewBox="0 0 61 159" svg:d="M61 159c0-53 0-106 0-159-20 0-41 0-61 0">
            <text:p/>
          </draw:path>
          <draw:path draw:style-name="gr134" draw:text-style-name="P12" draw:layer="layout" svg:width="0.22cm" svg:height="0cm" svg:x="8.939cm" svg:y="11.509cm" svg:viewBox="0 0 221 0" svg:d="M0 0c74 0 147 0 221 0">
            <text:p/>
          </draw:path>
          <draw:path draw:style-name="gr134" draw:text-style-name="P12" draw:layer="layout" svg:width="0.219cm" svg:height="0cm" svg:x="8.497cm" svg:y="11.509cm" svg:viewBox="0 0 220 0" svg:d="M0 0c73 0 147 0 220 0">
            <text:p/>
          </draw:path>
          <draw:path draw:style-name="gr134" draw:text-style-name="P12" draw:layer="layout" svg:width="0.22cm" svg:height="0cm" svg:x="8.056cm" svg:y="11.509cm" svg:viewBox="0 0 221 0" svg:d="M0 0c74 0 147 0 221 0">
            <text:p/>
          </draw:path>
          <draw:path draw:style-name="gr134" draw:text-style-name="P12" draw:layer="layout" svg:width="0.22cm" svg:height="0cm" svg:x="7.615cm" svg:y="11.509cm" svg:viewBox="0 0 221 0" svg:d="M0 0c74 0 147 0 221 0">
            <text:p/>
          </draw:path>
          <draw:path draw:style-name="gr134" draw:text-style-name="P12" draw:layer="layout" svg:width="0.22cm" svg:height="0cm" svg:x="7.173cm" svg:y="11.509cm" svg:viewBox="0 0 221 0" svg:d="M0 0c74 0 147 0 221 0">
            <text:p/>
          </draw:path>
          <draw:path draw:style-name="gr134" draw:text-style-name="P12" draw:layer="layout" svg:width="0.22cm" svg:height="0cm" svg:x="6.732cm" svg:y="11.509cm" svg:viewBox="0 0 221 0" svg:d="M0 0c74 0 147 0 221 0">
            <text:p/>
          </draw:path>
          <draw:path draw:style-name="gr134" draw:text-style-name="P12" draw:layer="layout" svg:width="0.22cm" svg:height="0cm" svg:x="6.29cm" svg:y="11.509cm" svg:viewBox="0 0 221 0" svg:d="M0 0c74 0 147 0 221 0">
            <text:p/>
          </draw:path>
          <draw:path draw:style-name="gr134" draw:text-style-name="P12" draw:layer="layout" svg:width="0.22cm" svg:height="0cm" svg:x="5.849cm" svg:y="11.509cm" svg:viewBox="0 0 221 0" svg:d="M0 0c74 0 147 0 221 0">
            <text:p/>
          </draw:path>
          <draw:path draw:style-name="gr134" draw:text-style-name="P12" draw:layer="layout" svg:width="0.219cm" svg:height="0cm" svg:x="5.407cm" svg:y="11.509cm" svg:viewBox="0 0 220 0" svg:d="M0 0c73 0 147 0 220 0">
            <text:p/>
          </draw:path>
          <draw:path draw:style-name="gr134" draw:text-style-name="P12" draw:layer="layout" svg:width="0.22cm" svg:height="0cm" svg:x="4.966cm" svg:y="11.509cm" svg:viewBox="0 0 221 0" svg:d="M0 0c74 0 147 0 221 0">
            <text:p/>
          </draw:path>
          <draw:path draw:style-name="gr134" draw:text-style-name="P12" draw:layer="layout" svg:width="0.219cm" svg:height="0cm" svg:x="4.524cm" svg:y="11.509cm" svg:viewBox="0 0 220 0" svg:d="M0 0c73 0 147 0 220 0">
            <text:p/>
          </draw:path>
          <draw:path draw:style-name="gr134" draw:text-style-name="P12" draw:layer="layout" svg:width="0.22cm" svg:height="0cm" svg:x="4.083cm" svg:y="11.509cm" svg:viewBox="0 0 221 0" svg:d="M0 0c74 0 147 0 221 0">
            <text:p/>
          </draw:path>
          <draw:path draw:style-name="gr134" draw:text-style-name="P12" draw:layer="layout" svg:width="0.219cm" svg:height="0cm" svg:x="3.641cm" svg:y="11.509cm" svg:viewBox="0 0 220 0" svg:d="M0 0c73 0 147 0 220 0">
            <text:p/>
          </draw:path>
        </draw:g>
        <draw:g>
          <draw:path draw:style-name="gr128" draw:text-style-name="P12" draw:layer="layout" svg:width="0.219cm" svg:height="0cm" svg:x="8.928cm" svg:y="5.11cm" svg:viewBox="0 0 220 0" svg:d="M0 0c73 0 147 0 220 0">
            <text:p/>
          </draw:path>
          <draw:path draw:style-name="gr128" draw:text-style-name="P12" draw:layer="layout" svg:width="0.22cm" svg:height="0cm" svg:x="8.487cm" svg:y="5.11cm" svg:viewBox="0 0 221 0" svg:d="M0 0c74 0 147 0 221 0">
            <text:p/>
          </draw:path>
          <draw:path draw:style-name="gr128" draw:text-style-name="P12" draw:layer="layout" svg:width="0.219cm" svg:height="0cm" svg:x="8.045cm" svg:y="5.11cm" svg:viewBox="0 0 220 0" svg:d="M0 0c73 0 147 0 220 0">
            <text:p/>
          </draw:path>
          <draw:path draw:style-name="gr128" draw:text-style-name="P12" draw:layer="layout" svg:width="0.22cm" svg:height="0cm" svg:x="7.604cm" svg:y="5.11cm" svg:viewBox="0 0 221 0" svg:d="M0 0c74 0 147 0 221 0">
            <text:p/>
          </draw:path>
          <draw:path draw:style-name="gr128" draw:text-style-name="P12" draw:layer="layout" svg:width="0.219cm" svg:height="0cm" svg:x="7.162cm" svg:y="5.11cm" svg:viewBox="0 0 220 0" svg:d="M0 0c73 0 147 0 220 0">
            <text:p/>
          </draw:path>
          <draw:path draw:style-name="gr128" draw:text-style-name="P12" draw:layer="layout" svg:width="0.22cm" svg:height="0cm" svg:x="6.721cm" svg:y="5.11cm" svg:viewBox="0 0 221 0" svg:d="M0 0c74 0 147 0 221 0">
            <text:p/>
          </draw:path>
          <draw:path draw:style-name="gr128" draw:text-style-name="P12" draw:layer="layout" svg:width="0.22cm" svg:height="0cm" svg:x="6.28cm" svg:y="5.11cm" svg:viewBox="0 0 221 0" svg:d="M0 0c74 0 147 0 221 0">
            <text:p/>
          </draw:path>
          <draw:path draw:style-name="gr128" draw:text-style-name="P12" draw:layer="layout" svg:width="0.22cm" svg:height="0cm" svg:x="5.838cm" svg:y="5.11cm" svg:viewBox="0 0 221 0" svg:d="M0 0c74 0 147 0 221 0">
            <text:p/>
          </draw:path>
          <draw:path draw:style-name="gr128" draw:text-style-name="P12" draw:layer="layout" svg:width="0.22cm" svg:height="0cm" svg:x="5.397cm" svg:y="5.11cm" svg:viewBox="0 0 221 0" svg:d="M0 0c74 0 147 0 221 0">
            <text:p/>
          </draw:path>
          <draw:path draw:style-name="gr128" draw:text-style-name="P12" draw:layer="layout" svg:width="0.22cm" svg:height="0cm" svg:x="4.955cm" svg:y="5.11cm" svg:viewBox="0 0 221 0" svg:d="M0 0c74 0 147 0 221 0">
            <text:p/>
          </draw:path>
          <draw:path draw:style-name="gr128" draw:text-style-name="P12" draw:layer="layout" svg:width="0.22cm" svg:height="0cm" svg:x="4.514cm" svg:y="5.11cm" svg:viewBox="0 0 221 0" svg:d="M0 0c74 0 147 0 221 0">
            <text:p/>
          </draw:path>
          <draw:path draw:style-name="gr128" draw:text-style-name="P12" draw:layer="layout" svg:width="0.219cm" svg:height="0cm" svg:x="4.072cm" svg:y="5.11cm" svg:viewBox="0 0 220 0" svg:d="M0 0c73 0 147 0 220 0">
            <text:p/>
          </draw:path>
          <draw:path draw:style-name="gr128" draw:text-style-name="P12" draw:layer="layout" svg:width="0.22cm" svg:height="0cm" svg:x="3.631cm" svg:y="5.11cm" svg:viewBox="0 0 221 0" svg:d="M0 0c74 0 147 0 221 0">
            <text:p/>
          </draw:path>
          <draw:path draw:style-name="gr135"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6"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7" draw:text-style-name="P12" draw:layer="layout" svg:width="0.062cm" svg:height="0.22cm" svg:x="3.18cm" svg:y="1.91cm" svg:viewBox="0 0 63 221" svg:d="M63 0c-21 0-42 0-63 0 0 74 0 147 0 221">
            <text:p/>
          </draw:path>
          <draw:path draw:style-name="gr137" draw:text-style-name="P12" draw:layer="layout" svg:width="0.213cm" svg:height="0.041cm" svg:x="2.966cm" svg:y="2.351cm" svg:viewBox="0 0 214 42" svg:d="M214 0c0 1 0 3 0 4-73 2-145 15-214 38">
            <text:p/>
          </draw:path>
          <draw:path draw:style-name="gr137" draw:text-style-name="P12" draw:layer="layout" svg:width="0.162cm" svg:height="0.147cm" svg:x="2.607cm" svg:y="2.492cm" svg:viewBox="0 0 163 148" svg:d="M163 0c-61 41-115 91-163 148">
            <text:p/>
          </draw:path>
          <draw:path draw:style-name="gr137" draw:text-style-name="P12" draw:layer="layout" svg:width="0.067cm" svg:height="0.209cm" svg:x="2.422cm" svg:y="2.826cm" svg:viewBox="0 0 68 210" svg:d="M68 0c-31 67-54 137-68 210">
            <text:p/>
          </draw:path>
          <draw:path draw:style-name="gr137" draw:text-style-name="P12" draw:layer="layout" svg:width="0.039cm" svg:height="0.215cm" svg:x="2.408cm" svg:y="3.256cm" svg:viewBox="0 0 40 216" svg:d="M0 0c5 74 18 146 40 216">
            <text:p/>
          </draw:path>
          <draw:path draw:style-name="gr137" draw:text-style-name="P12" draw:layer="layout" svg:width="0.138cm" svg:height="0.169cm" svg:x="2.54cm" svg:y="3.672cm" svg:viewBox="0 0 139 170" svg:d="M0 0c39 64 86 121 139 170">
            <text:p/>
          </draw:path>
          <draw:path draw:style-name="gr137" draw:text-style-name="P12" draw:layer="layout" svg:width="0.207cm" svg:height="0.07cm" svg:x="2.86cm" svg:y="3.969cm" svg:viewBox="0 0 208 71" svg:d="M0 0c66 34 136 57 208 71">
            <text:p/>
          </draw:path>
          <draw:path draw:style-name="gr137" draw:text-style-name="P12" draw:layer="layout" svg:width="0cm" svg:height="0.219cm" svg:x="3.18cm" svg:y="4.16cm" svg:viewBox="0 0 1 220" svg:d="M0 0c0 73 0 147 0 220h1">
            <text:p/>
          </draw:path>
          <draw:path draw:style-name="gr137" draw:text-style-name="P12" draw:layer="layout" svg:width="0.219cm" svg:height="0cm" svg:x="3.402cm" svg:y="4.38cm" svg:viewBox="0 0 220 0" svg:d="M0 0c73 0 147 0 220 0">
            <text:p/>
          </draw:path>
          <draw:path draw:style-name="gr137" draw:text-style-name="P12" draw:layer="layout" svg:width="0.22cm" svg:height="0cm" svg:x="3.843cm" svg:y="4.38cm" svg:viewBox="0 0 221 0" svg:d="M0 0c74 0 147 0 221 0">
            <text:p/>
          </draw:path>
          <draw:path draw:style-name="gr137" draw:text-style-name="P12" draw:layer="layout" svg:width="0.22cm" svg:height="0cm" svg:x="4.284cm" svg:y="4.38cm" svg:viewBox="0 0 221 0" svg:d="M0 0c74 0 147 0 221 0">
            <text:p/>
          </draw:path>
          <draw:path draw:style-name="gr137" draw:text-style-name="P12" draw:layer="layout" svg:width="0.22cm" svg:height="0cm" svg:x="4.726cm" svg:y="4.38cm" svg:viewBox="0 0 221 0" svg:d="M0 0c74 0 147 0 221 0">
            <text:p/>
          </draw:path>
          <draw:path draw:style-name="gr137" draw:text-style-name="P12" draw:layer="layout" svg:width="0.22cm" svg:height="0cm" svg:x="5.167cm" svg:y="4.38cm" svg:viewBox="0 0 221 0" svg:d="M0 0c74 0 147 0 221 0">
            <text:p/>
          </draw:path>
          <draw:path draw:style-name="gr137" draw:text-style-name="P12" draw:layer="layout" svg:width="0.22cm" svg:height="0cm" svg:x="5.609cm" svg:y="4.38cm" svg:viewBox="0 0 221 0" svg:d="M0 0c74 0 147 0 221 0">
            <text:p/>
          </draw:path>
          <draw:path draw:style-name="gr137" draw:text-style-name="P12" draw:layer="layout" svg:width="0.22cm" svg:height="0cm" svg:x="6.05cm" svg:y="4.38cm" svg:viewBox="0 0 221 0" svg:d="M0 0c74 0 147 0 221 0">
            <text:p/>
          </draw:path>
          <draw:path draw:style-name="gr137" draw:text-style-name="P12" draw:layer="layout" svg:width="0.219cm" svg:height="0cm" svg:x="6.492cm" svg:y="4.38cm" svg:viewBox="0 0 220 0" svg:d="M0 0c73 0 147 0 220 0">
            <text:p/>
          </draw:path>
          <draw:path draw:style-name="gr137" draw:text-style-name="P12" draw:layer="layout" svg:width="0.22cm" svg:height="0cm" svg:x="6.933cm" svg:y="4.38cm" svg:viewBox="0 0 221 0" svg:d="M0 0c74 0 147 0 221 0">
            <text:p/>
          </draw:path>
          <draw:path draw:style-name="gr137" draw:text-style-name="P12" draw:layer="layout" svg:width="0.219cm" svg:height="0cm" svg:x="7.375cm" svg:y="4.38cm" svg:viewBox="0 0 220 0" svg:d="M0 0c73 0 147 0 220 0">
            <text:p/>
          </draw:path>
          <draw:path draw:style-name="gr137" draw:text-style-name="P12" draw:layer="layout" svg:width="0.22cm" svg:height="0cm" svg:x="7.816cm" svg:y="4.38cm" svg:viewBox="0 0 221 0" svg:d="M0 0c74 0 147 0 221 0">
            <text:p/>
          </draw:path>
          <draw:path draw:style-name="gr137" draw:text-style-name="P12" draw:layer="layout" svg:width="0.219cm" svg:height="0cm" svg:x="8.258cm" svg:y="4.38cm" svg:viewBox="0 0 220 0" svg:d="M0 0c73 0 147 0 220 0">
            <text:p/>
          </draw:path>
          <draw:path draw:style-name="gr137" draw:text-style-name="P12" draw:layer="layout" svg:width="0.22cm" svg:height="0cm" svg:x="8.699cm" svg:y="4.38cm" svg:viewBox="0 0 221 0" svg:d="M0 0c74 0 147 0 221 0">
            <text:p/>
          </draw:path>
          <draw:path draw:style-name="gr137" draw:text-style-name="P12" draw:layer="layout" svg:width="0.123cm" svg:height="0.097cm" svg:x="9.14cm" svg:y="4.282cm" svg:viewBox="0 0 124 98" svg:d="M0 98c41 0 83 0 124 0 0-33 0-65 0-98">
            <text:p/>
          </draw:path>
          <draw:path draw:style-name="gr137" draw:text-style-name="P12" draw:layer="layout" svg:width="0.22cm" svg:height="0cm" draw:transform="rotate (1.5707963267949) translate (9.26370724471925cm 4.06171504761905cm)" svg:viewBox="0 0 221 0" svg:d="M0 0c74 0 147 0 221 0">
            <text:p/>
          </draw:path>
          <draw:path draw:style-name="gr137" draw:text-style-name="P12" draw:layer="layout" svg:width="0.096cm" svg:height="0.155cm" svg:x="9.264cm" svg:y="3.464cm" svg:viewBox="0 0 97 156" svg:d="M0 156c0-39 0-77 0-116 32-13 65-27 97-40">
            <text:p/>
          </draw:path>
          <draw:path draw:style-name="gr137" draw:text-style-name="P12" draw:layer="layout" svg:width="0.221cm" svg:height="-0.001cm" draw:transform="rotate (0.388859357344337) translate (9.56469486425629cm 3.38075432597146cm)" svg:viewBox="0 0 222 0" svg:d="M0 0c74 0 148 0 222 0">
            <text:p/>
          </draw:path>
          <draw:path draw:style-name="gr137" draw:text-style-name="P12" draw:layer="layout" svg:width="0.119cm" svg:height="0.085cm" svg:x="9.974cm" svg:y="3.127cm" svg:viewBox="0 0 120 86" svg:d="M0 86c40-16 80-33 120-49-28-12-55-25-83-37">
            <text:p/>
          </draw:path>
          <draw:path draw:style-name="gr137" draw:text-style-name="P12" draw:layer="layout" svg:width="0.22cm" svg:height="0cm" draw:transform="rotate (2.72655335746554) translate (9.80868375477031cm 3.03778916637351cm)" svg:viewBox="0 0 221 0" svg:d="M0 0c74 0 147 0 221 0">
            <text:p/>
          </draw:path>
          <draw:path draw:style-name="gr137" draw:text-style-name="P12" draw:layer="layout" svg:width="0.14cm" svg:height="0.127cm" svg:x="9.264cm" svg:y="2.732cm" svg:viewBox="0 0 141 128" svg:d="M141 128c-47-21-94-41-141-62 0-22 0-44 0-66">
            <text:p/>
          </draw:path>
          <draw:path draw:style-name="gr137" draw:text-style-name="P12" draw:layer="layout" svg:width="0.22cm" svg:height="0cm" draw:transform="rotate (1.5707963267949) translate (9.26370724471925cm 2.51081352380952cm)" svg:viewBox="0 0 221 0" svg:d="M0 0c74 0 147 0 221 0">
            <text:p/>
          </draw:path>
          <draw:path draw:style-name="gr137" draw:text-style-name="P12" draw:layer="layout" svg:width="0.06cm" svg:height="0.159cm" svg:x="9.203cm" svg:y="1.91cm" svg:viewBox="0 0 61 160" svg:d="M61 160c0-53 0-107 0-160-20 0-41 0-61 0">
            <text:p/>
          </draw:path>
          <draw:path draw:style-name="gr137" draw:text-style-name="P12" draw:layer="layout" svg:width="0.219cm" svg:height="0cm" svg:x="8.982cm" svg:y="1.91cm" svg:viewBox="0 0 220 0" svg:d="M0 0c73 0 147 0 220 0">
            <text:p/>
          </draw:path>
          <draw:path draw:style-name="gr137" draw:text-style-name="P12" draw:layer="layout" svg:width="0.22cm" svg:height="0cm" svg:x="8.541cm" svg:y="1.91cm" svg:viewBox="0 0 221 0" svg:d="M0 0c74 0 147 0 221 0">
            <text:p/>
          </draw:path>
          <draw:path draw:style-name="gr137" draw:text-style-name="P12" draw:layer="layout" svg:width="0.219cm" svg:height="0cm" svg:x="8.099cm" svg:y="1.91cm" svg:viewBox="0 0 220 0" svg:d="M0 0c73 0 147 0 220 0">
            <text:p/>
          </draw:path>
          <draw:path draw:style-name="gr137" draw:text-style-name="P12" draw:layer="layout" svg:width="0.22cm" svg:height="0cm" svg:x="7.658cm" svg:y="1.91cm" svg:viewBox="0 0 221 0" svg:d="M0 0c74 0 147 0 221 0">
            <text:p/>
          </draw:path>
          <draw:path draw:style-name="gr137" draw:text-style-name="P12" draw:layer="layout" svg:width="0.219cm" svg:height="0cm" svg:x="7.216cm" svg:y="1.91cm" svg:viewBox="0 0 220 0" svg:d="M0 0c73 0 147 0 220 0">
            <text:p/>
          </draw:path>
          <draw:path draw:style-name="gr137" draw:text-style-name="P12" draw:layer="layout" svg:width="0.22cm" svg:height="0cm" svg:x="6.775cm" svg:y="1.91cm" svg:viewBox="0 0 221 0" svg:d="M0 0c74 0 147 0 221 0">
            <text:p/>
          </draw:path>
          <draw:path draw:style-name="gr137" draw:text-style-name="P12" draw:layer="layout" svg:width="0.22cm" svg:height="0cm" svg:x="6.334cm" svg:y="1.91cm" svg:viewBox="0 0 221 0" svg:d="M0 0c74 0 147 0 221 0">
            <text:p/>
          </draw:path>
          <draw:path draw:style-name="gr137" draw:text-style-name="P12" draw:layer="layout" svg:width="0.22cm" svg:height="0cm" svg:x="5.892cm" svg:y="1.91cm" svg:viewBox="0 0 221 0" svg:d="M0 0c74 0 147 0 221 0">
            <text:p/>
          </draw:path>
          <draw:path draw:style-name="gr137" draw:text-style-name="P12" draw:layer="layout" svg:width="0.22cm" svg:height="0cm" svg:x="5.451cm" svg:y="1.91cm" svg:viewBox="0 0 221 0" svg:d="M0 0c74 0 147 0 221 0">
            <text:p/>
          </draw:path>
          <draw:path draw:style-name="gr137" draw:text-style-name="P12" draw:layer="layout" svg:width="0.22cm" svg:height="0cm" svg:x="5.009cm" svg:y="1.91cm" svg:viewBox="0 0 221 0" svg:d="M0 0c74 0 147 0 221 0">
            <text:p/>
          </draw:path>
          <draw:path draw:style-name="gr137" draw:text-style-name="P12" draw:layer="layout" svg:width="0.22cm" svg:height="0cm" svg:x="4.568cm" svg:y="1.91cm" svg:viewBox="0 0 221 0" svg:d="M0 0c74 0 147 0 221 0">
            <text:p/>
          </draw:path>
          <draw:path draw:style-name="gr137" draw:text-style-name="P12" draw:layer="layout" svg:width="0.219cm" svg:height="0cm" svg:x="4.126cm" svg:y="1.91cm" svg:viewBox="0 0 220 0" svg:d="M0 0c73 0 147 0 220 0">
            <text:p/>
          </draw:path>
          <draw:path draw:style-name="gr137" draw:text-style-name="P12" draw:layer="layout" svg:width="0.22cm" svg:height="0cm" svg:x="3.685cm" svg:y="1.91cm" svg:viewBox="0 0 221 0" svg:d="M0 0c74 0 147 0 221 0">
            <text:p/>
          </draw:path>
        </draw:g>
        <draw:frame presentation:style-name="pr38" draw:text-style-name="P87" draw:layer="layout" svg:width="8.4cm" svg:height="1.737cm" svg:x="11.173cm" svg:y="1.518cm" presentation:class="title" presentation:user-transformed="true">
          <draw:text-box>
            <text:p text:style-name="P5"><text:span text:style-name="T5">Lorem</text:span></text:p>
          </draw:text-box>
        </draw:frame>
        <draw:frame presentation:style-name="pr39" draw:text-style-name="P88" draw:layer="layout" svg:width="8.827cm" svg:height="1.7cm" svg:x="11.173cm" svg:y="3.173cm" presentation:class="title" presentation:user-transformed="true">
          <draw:text-box>
            <text:p text:style-name="P5"><text:span text:style-name="T19">Lorem ipsum dolor sit amet, consectetuer adipiscing elit. </text:span></text:p>
          </draw:text-box>
        </draw:frame>
        <draw:frame presentation:style-name="pr38" draw:text-style-name="P89" draw:layer="layout" svg:width="8.4cm" svg:height="1.737cm" svg:x="11.174cm" svg:y="4.697cm" presentation:class="title" presentation:user-transformed="true">
          <draw:text-box>
            <text:p text:style-name="P5"><text:span text:style-name="T32">Ipsum</text:span></text:p>
          </draw:text-box>
        </draw:frame>
        <draw:frame presentation:style-name="pr39" draw:text-style-name="P88" draw:layer="layout" svg:width="8.827cm" svg:height="1.7cm" svg:x="11.174cm" svg:y="6.373cm" presentation:class="title" presentation:user-transformed="true">
          <draw:text-box>
            <text:p text:style-name="P5"><text:span text:style-name="T19">Lorem ipsum dolor sit amet, consectetuer adipiscing elit. </text:span></text:p>
          </draw:text-box>
        </draw:frame>
        <draw:frame presentation:style-name="pr38" draw:text-style-name="P90" draw:layer="layout" svg:width="8.4cm" svg:height="1.737cm" svg:x="11.174cm" svg:y="7.897cm" presentation:class="title" presentation:user-transformed="true">
          <draw:text-box>
            <text:p text:style-name="P5"><text:span text:style-name="T33">Dolor</text:span></text:p>
          </draw:text-box>
        </draw:frame>
        <draw:frame presentation:style-name="pr39" draw:text-style-name="P88" draw:layer="layout" svg:width="8.827cm" svg:height="1.7cm" svg:x="11.174cm" svg:y="9.573cm" presentation:class="title" presentation:user-transformed="true">
          <draw:text-box>
            <text:p text:style-name="P5"><text:span text:style-name="T19">Lorem ipsum dolor sit amet, consectetuer adipiscing elit. </text:span></text:p>
          </draw:text-box>
        </draw:frame>
        <draw:frame presentation:style-name="pr38" draw:text-style-name="P91" draw:layer="layout" svg:width="8.4cm" svg:height="1.737cm" svg:x="11.174cm" svg:y="11.197cm" presentation:class="title" presentation:user-transformed="true">
          <draw:text-box>
            <text:p text:style-name="P5"><text:span text:style-name="T34">Sit</text:span></text:p>
          </draw:text-box>
        </draw:frame>
        <draw:frame presentation:style-name="pr39" draw:text-style-name="P88" draw:layer="layout" svg:width="8.827cm" svg:height="1.7cm" svg:x="11.174cm" svg:y="12.873cm" presentation:class="title" presentation:user-transformed="true">
          <draw:text-box>
            <text:p text:style-name="P5"><text:span text:style-name="T19">Lorem ipsum dolor sit amet, consectetuer adipiscing elit. </text:span></text:p>
          </draw:text-box>
        </draw:frame>
        <presentation:notes draw:style-name="dp2">
          <draw:page-thumbnail draw:style-name="gr4" draw:layer="layout" svg:width="19.798cm" svg:height="11.136cm" svg:x="0.6cm" svg:y="2.257cm" draw:page-number="16" presentation:class="page"/>
          <draw:frame presentation:style-name="pr4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6H39M47S</meta:editing-duration>
    <meta:editing-cycles>4</meta:editing-cycles>
    <dc:date>2024-01-30T01:08:04.339375340</dc:date>
    <meta:document-statistic meta:object-count="793"/>
  </office:meta>
</office:document-meta>
</file>